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06pt"/>
    </style:style>
    <style:style style:name="co3" style:family="table-column">
      <style:table-column-properties fo:break-before="auto" style:column-width="51.3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rtu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rtu record sum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DSO rec sum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thrshold</text:p>
          </table:table-cell>
          <table:table-cell office:value-type="string" calcext:value-type="string">
            <text:p>AF sum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3" calcext:value-type="float">
            <text:p>3</text:p>
          </table:table-cell>
          <table:table-cell office:value-type="float" office:value="10.555661890772" calcext:value-type="float">
            <text:p>10.5556618908</text:p>
          </table:table-cell>
          <table:table-cell office:value-type="float" office:value="3.000530879999" calcext:value-type="float">
            <text:p>3.00053088</text:p>
          </table:table-cell>
          <table:table-cell office:value-type="float" office:value="10.555662" calcext:value-type="float">
            <text:p>10.555662</text:p>
          </table:table-cell>
          <table:table-cell office:value-type="float" office:value="2.111132" calcext:value-type="float">
            <text:p>2.111132</text:p>
          </table:table-cell>
          <table:table-cell office:value-type="float" office:value="25" calcext:value-type="float">
            <text:p>25</text:p>
          </table:table-cell>
          <table:table-cell office:value-type="float" office:value="10.320091" calcext:value-type="float">
            <text:p>10.320091</text:p>
          </table:table-cell>
          <table:table-cell office:value-type="float" office:value="2.064018" calcext:value-type="float">
            <text:p>2.064018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6" calcext:value-type="float">
            <text:p>6</text:p>
          </table:table-cell>
          <table:table-cell office:value-type="float" office:value="8.5186411207849" calcext:value-type="float">
            <text:p>8.5186411208</text:p>
          </table:table-cell>
          <table:table-cell office:value-type="float" office:value="6.000530879999" calcext:value-type="float">
            <text:p>6.00053088</text:p>
          </table:table-cell>
          <table:table-cell office:value-type="float" office:value="8.518641" calcext:value-type="float">
            <text:p>8.518641</text:p>
          </table:table-cell>
          <table:table-cell office:value-type="float" office:value="1.703728" calcext:value-type="float">
            <text:p>1.703728</text:p>
          </table:table-cell>
          <table:table-cell office:value-type="float" office:value="25" calcext:value-type="float">
            <text:p>25</text:p>
          </table:table-cell>
          <table:table-cell office:value-type="float" office:value="9.18972" calcext:value-type="float">
            <text:p>9.18972</text:p>
          </table:table-cell>
          <table:table-cell office:value-type="float" office:value="1.837944" calcext:value-type="float">
            <text:p>1.837944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9" calcext:value-type="float">
            <text:p>9</text:p>
          </table:table-cell>
          <table:table-cell office:value-type="float" office:value="9.5012390856287" calcext:value-type="float">
            <text:p>9.5012390856</text:p>
          </table:table-cell>
          <table:table-cell office:value-type="float" office:value="9.000530879999" calcext:value-type="float">
            <text:p>9.00053088</text:p>
          </table:table-cell>
          <table:table-cell office:value-type="float" office:value="9.501239" calcext:value-type="float">
            <text:p>9.501239</text:p>
          </table:table-cell>
          <table:table-cell office:value-type="float" office:value="1.900248" calcext:value-type="float">
            <text:p>1.900248</text:p>
          </table:table-cell>
          <table:table-cell office:value-type="float" office:value="25" calcext:value-type="float">
            <text:p>25</text:p>
          </table:table-cell>
          <table:table-cell office:value-type="float" office:value="10.45695" calcext:value-type="float">
            <text:p>10.45695</text:p>
          </table:table-cell>
          <table:table-cell office:value-type="float" office:value="2.09139" calcext:value-type="float">
            <text:p>2.09139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2" calcext:value-type="float">
            <text:p>12</text:p>
          </table:table-cell>
          <table:table-cell office:value-type="float" office:value="9.2823096713959" calcext:value-type="float">
            <text:p>9.2823096714</text:p>
          </table:table-cell>
          <table:table-cell office:value-type="float" office:value="12.000530879999" calcext:value-type="float">
            <text:p>12.00053088</text:p>
          </table:table-cell>
          <table:table-cell office:value-type="float" office:value="9.28231" calcext:value-type="float">
            <text:p>9.28231</text:p>
          </table:table-cell>
          <table:table-cell office:value-type="float" office:value="1.856462" calcext:value-type="float">
            <text:p>1.856462</text:p>
          </table:table-cell>
          <table:table-cell office:value-type="float" office:value="25" calcext:value-type="float">
            <text:p>25</text:p>
          </table:table-cell>
          <table:table-cell office:value-type="float" office:value="9.116979" calcext:value-type="float">
            <text:p>9.116979</text:p>
          </table:table-cell>
          <table:table-cell office:value-type="float" office:value="1.823396" calcext:value-type="float">
            <text:p>1.823396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5" calcext:value-type="float">
            <text:p>15</text:p>
          </table:table-cell>
          <table:table-cell office:value-type="float" office:value="11.120621346628" calcext:value-type="float">
            <text:p>11.1206213466</text:p>
          </table:table-cell>
          <table:table-cell office:value-type="float" office:value="15.000530879999" calcext:value-type="float">
            <text:p>15.00053088</text:p>
          </table:table-cell>
          <table:table-cell office:value-type="float" office:value="11.120621" calcext:value-type="float">
            <text:p>11.120621</text:p>
          </table:table-cell>
          <table:table-cell office:value-type="float" office:value="2.224124" calcext:value-type="float">
            <text:p>2.224124</text:p>
          </table:table-cell>
          <table:table-cell office:value-type="float" office:value="25" calcext:value-type="float">
            <text:p>25</text:p>
          </table:table-cell>
          <table:table-cell office:value-type="float" office:value="9.055073" calcext:value-type="float">
            <text:p>9.055073</text:p>
          </table:table-cell>
          <table:table-cell office:value-type="float" office:value="1.811015" calcext:value-type="float">
            <text:p>1.811015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8" calcext:value-type="float">
            <text:p>18</text:p>
          </table:table-cell>
          <table:table-cell office:value-type="float" office:value="9.9384424735373" calcext:value-type="float">
            <text:p>9.9384424735</text:p>
          </table:table-cell>
          <table:table-cell office:value-type="float" office:value="18.000530879999" calcext:value-type="float">
            <text:p>18.00053088</text:p>
          </table:table-cell>
          <table:table-cell office:value-type="float" office:value="9.938442" calcext:value-type="float">
            <text:p>9.938442</text:p>
          </table:table-cell>
          <table:table-cell office:value-type="float" office:value="1.987688" calcext:value-type="float">
            <text:p>1.987688</text:p>
          </table:table-cell>
          <table:table-cell office:value-type="float" office:value="25" calcext:value-type="float">
            <text:p>25</text:p>
          </table:table-cell>
          <table:table-cell office:value-type="float" office:value="11.988283" calcext:value-type="float">
            <text:p>11.988283</text:p>
          </table:table-cell>
          <table:table-cell office:value-type="float" office:value="2.397657" calcext:value-type="float">
            <text:p>2.397657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1" calcext:value-type="float">
            <text:p>21</text:p>
          </table:table-cell>
          <table:table-cell office:value-type="float" office:value="12.065485277444" calcext:value-type="float">
            <text:p>12.0654852774</text:p>
          </table:table-cell>
          <table:table-cell office:value-type="float" office:value="21.000530879999" calcext:value-type="float">
            <text:p>21.00053088</text:p>
          </table:table-cell>
          <table:table-cell office:value-type="float" office:value="12.065485" calcext:value-type="float">
            <text:p>12.065485</text:p>
          </table:table-cell>
          <table:table-cell office:value-type="float" office:value="2.413097" calcext:value-type="float">
            <text:p>2.413097</text:p>
          </table:table-cell>
          <table:table-cell office:value-type="float" office:value="25" calcext:value-type="float">
            <text:p>25</text:p>
          </table:table-cell>
          <table:table-cell office:value-type="float" office:value="11.299497" calcext:value-type="float">
            <text:p>11.299497</text:p>
          </table:table-cell>
          <table:table-cell office:value-type="float" office:value="2.259899" calcext:value-type="float">
            <text:p>2.259899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4" calcext:value-type="float">
            <text:p>24</text:p>
          </table:table-cell>
          <table:table-cell office:value-type="float" office:value="10.684492121878" calcext:value-type="float">
            <text:p>10.6844921219</text:p>
          </table:table-cell>
          <table:table-cell office:value-type="float" office:value="24.000530879999" calcext:value-type="float">
            <text:p>24.00053088</text:p>
          </table:table-cell>
          <table:table-cell office:value-type="float" office:value="10.684492" calcext:value-type="float">
            <text:p>10.684492</text:p>
          </table:table-cell>
          <table:table-cell office:value-type="float" office:value="2.136898" calcext:value-type="float">
            <text:p>2.136898</text:p>
          </table:table-cell>
          <table:table-cell office:value-type="float" office:value="25" calcext:value-type="float">
            <text:p>25</text:p>
          </table:table-cell>
          <table:table-cell office:value-type="float" office:value="9.075681" calcext:value-type="float">
            <text:p>9.075681</text:p>
          </table:table-cell>
          <table:table-cell office:value-type="float" office:value="1.815136" calcext:value-type="float">
            <text:p>1.815136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7" calcext:value-type="float">
            <text:p>27</text:p>
          </table:table-cell>
          <table:table-cell office:value-type="float" office:value="9.993635979623" calcext:value-type="float">
            <text:p>9.9936359796</text:p>
          </table:table-cell>
          <table:table-cell office:value-type="float" office:value="27.000530879999" calcext:value-type="float">
            <text:p>27.00053088</text:p>
          </table:table-cell>
          <table:table-cell office:value-type="float" office:value="9.993636" calcext:value-type="float">
            <text:p>9.993636</text:p>
          </table:table-cell>
          <table:table-cell office:value-type="float" office:value="1.998727" calcext:value-type="float">
            <text:p>1.998727</text:p>
          </table:table-cell>
          <table:table-cell office:value-type="float" office:value="25" calcext:value-type="float">
            <text:p>25</text:p>
          </table:table-cell>
          <table:table-cell office:value-type="float" office:value="10.313802" calcext:value-type="float">
            <text:p>10.313802</text:p>
          </table:table-cell>
          <table:table-cell office:value-type="float" office:value="2.06276" calcext:value-type="float">
            <text:p>2.06276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30" calcext:value-type="float">
            <text:p>30</text:p>
          </table:table-cell>
          <table:table-cell office:value-type="float" office:value="9.6266377475895" calcext:value-type="float">
            <text:p>9.6266377476</text:p>
          </table:table-cell>
          <table:table-cell office:value-type="float" office:value="30.000831679992" calcext:value-type="float">
            <text:p>30.00083168</text:p>
          </table:table-cell>
          <table:table-cell office:value-type="float" office:value="9.626638" calcext:value-type="float">
            <text:p>9.626638</text:p>
          </table:table-cell>
          <table:table-cell office:value-type="float" office:value="1.925328" calcext:value-type="float">
            <text:p>1.925328</text:p>
          </table:table-cell>
          <table:table-cell office:value-type="float" office:value="25" calcext:value-type="float">
            <text:p>25</text:p>
          </table:table-cell>
          <table:table-cell office:value-type="float" office:value="8.71717" calcext:value-type="float">
            <text:p>8.71717</text:p>
          </table:table-cell>
          <table:table-cell office:value-type="float" office:value="1.743434" calcext:value-type="float">
            <text:p>1.743434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33" calcext:value-type="float">
            <text:p>33</text:p>
          </table:table-cell>
          <table:table-cell office:value-type="float" office:value="9.5760541873659" calcext:value-type="float">
            <text:p>9.5760541874</text:p>
          </table:table-cell>
          <table:table-cell office:value-type="float" office:value="33.000530879999" calcext:value-type="float">
            <text:p>33.00053088</text:p>
          </table:table-cell>
          <table:table-cell office:value-type="float" office:value="9.576054" calcext:value-type="float">
            <text:p>9.576054</text:p>
          </table:table-cell>
          <table:table-cell office:value-type="float" office:value="1.915211" calcext:value-type="float">
            <text:p>1.915211</text:p>
          </table:table-cell>
          <table:table-cell office:value-type="float" office:value="25" calcext:value-type="float">
            <text:p>25</text:p>
          </table:table-cell>
          <table:table-cell office:value-type="float" office:value="9.268931" calcext:value-type="float">
            <text:p>9.268931</text:p>
          </table:table-cell>
          <table:table-cell office:value-type="float" office:value="1.853786" calcext:value-type="float">
            <text:p>1.853786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36" calcext:value-type="float">
            <text:p>36</text:p>
          </table:table-cell>
          <table:table-cell office:value-type="float" office:value="11.785407409032" calcext:value-type="float">
            <text:p>11.785407409</text:p>
          </table:table-cell>
          <table:table-cell office:value-type="float" office:value="36.000530879999" calcext:value-type="float">
            <text:p>36.00053088</text:p>
          </table:table-cell>
          <table:table-cell office:value-type="float" office:value="11.785407" calcext:value-type="float">
            <text:p>11.785407</text:p>
          </table:table-cell>
          <table:table-cell office:value-type="float" office:value="2.357081" calcext:value-type="float">
            <text:p>2.357081</text:p>
          </table:table-cell>
          <table:table-cell office:value-type="float" office:value="25" calcext:value-type="float">
            <text:p>25</text:p>
          </table:table-cell>
          <table:table-cell office:value-type="float" office:value="12.313526" calcext:value-type="float">
            <text:p>12.313526</text:p>
          </table:table-cell>
          <table:table-cell office:value-type="float" office:value="2.462705" calcext:value-type="float">
            <text:p>2.462705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39" calcext:value-type="float">
            <text:p>39</text:p>
          </table:table-cell>
          <table:table-cell office:value-type="float" office:value="7.4370925420821" calcext:value-type="float">
            <text:p>7.4370925421</text:p>
          </table:table-cell>
          <table:table-cell office:value-type="float" office:value="39.000530879999" calcext:value-type="float">
            <text:p>39.00053088</text:p>
          </table:table-cell>
          <table:table-cell office:value-type="float" office:value="7.437093" calcext:value-type="float">
            <text:p>7.437093</text:p>
          </table:table-cell>
          <table:table-cell office:value-type="float" office:value="1.487419" calcext:value-type="float">
            <text:p>1.487419</text:p>
          </table:table-cell>
          <table:table-cell office:value-type="float" office:value="25" calcext:value-type="float">
            <text:p>25</text:p>
          </table:table-cell>
          <table:table-cell office:value-type="float" office:value="10.549354" calcext:value-type="float">
            <text:p>10.549354</text:p>
          </table:table-cell>
          <table:table-cell office:value-type="float" office:value="2.109871" calcext:value-type="float">
            <text:p>2.109871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42" calcext:value-type="float">
            <text:p>42</text:p>
          </table:table-cell>
          <table:table-cell office:value-type="float" office:value="8.1802752897143" calcext:value-type="float">
            <text:p>8.1802752897</text:p>
          </table:table-cell>
          <table:table-cell office:value-type="float" office:value="42.000530879999" calcext:value-type="float">
            <text:p>42.00053088</text:p>
          </table:table-cell>
          <table:table-cell office:value-type="float" office:value="8.180275" calcext:value-type="float">
            <text:p>8.180275</text:p>
          </table:table-cell>
          <table:table-cell office:value-type="float" office:value="1.636055" calcext:value-type="float">
            <text:p>1.636055</text:p>
          </table:table-cell>
          <table:table-cell office:value-type="float" office:value="25" calcext:value-type="float">
            <text:p>25</text:p>
          </table:table-cell>
          <table:table-cell office:value-type="float" office:value="11.442902" calcext:value-type="float">
            <text:p>11.442902</text:p>
          </table:table-cell>
          <table:table-cell office:value-type="float" office:value="2.28858" calcext:value-type="float">
            <text:p>2.28858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45" calcext:value-type="float">
            <text:p>45</text:p>
          </table:table-cell>
          <table:table-cell office:value-type="float" office:value="13.22170309755" calcext:value-type="float">
            <text:p>13.2217030976</text:p>
          </table:table-cell>
          <table:table-cell office:value-type="float" office:value="45.000530879999" calcext:value-type="float">
            <text:p>45.00053088</text:p>
          </table:table-cell>
          <table:table-cell office:value-type="float" office:value="13.221703" calcext:value-type="float">
            <text:p>13.221703</text:p>
          </table:table-cell>
          <table:table-cell office:value-type="float" office:value="2.644341" calcext:value-type="float">
            <text:p>2.644341</text:p>
          </table:table-cell>
          <table:table-cell office:value-type="float" office:value="25" calcext:value-type="float">
            <text:p>25</text:p>
          </table:table-cell>
          <table:table-cell office:value-type="float" office:value="10.582384" calcext:value-type="float">
            <text:p>10.582384</text:p>
          </table:table-cell>
          <table:table-cell office:value-type="float" office:value="2.116477" calcext:value-type="float">
            <text:p>2.116477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48" calcext:value-type="float">
            <text:p>48</text:p>
          </table:table-cell>
          <table:table-cell office:value-type="float" office:value="9.1398705583568" calcext:value-type="float">
            <text:p>9.1398705584</text:p>
          </table:table-cell>
          <table:table-cell office:value-type="float" office:value="48.000530879999" calcext:value-type="float">
            <text:p>48.00053088</text:p>
          </table:table-cell>
          <table:table-cell office:value-type="float" office:value="9.139871" calcext:value-type="float">
            <text:p>9.139871</text:p>
          </table:table-cell>
          <table:table-cell office:value-type="float" office:value="1.827974" calcext:value-type="float">
            <text:p>1.827974</text:p>
          </table:table-cell>
          <table:table-cell office:value-type="float" office:value="25" calcext:value-type="float">
            <text:p>25</text:p>
          </table:table-cell>
          <table:table-cell office:value-type="float" office:value="9.068634" calcext:value-type="float">
            <text:p>9.068634</text:p>
          </table:table-cell>
          <table:table-cell office:value-type="float" office:value="1.813727" calcext:value-type="float">
            <text:p>1.813727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51" calcext:value-type="float">
            <text:p>51</text:p>
          </table:table-cell>
          <table:table-cell office:value-type="float" office:value="11.142672191874" calcext:value-type="float">
            <text:p>11.1426721919</text:p>
          </table:table-cell>
          <table:table-cell office:value-type="float" office:value="51.000530879999" calcext:value-type="float">
            <text:p>51.00053088</text:p>
          </table:table-cell>
          <table:table-cell office:value-type="float" office:value="11.142672" calcext:value-type="float">
            <text:p>11.142672</text:p>
          </table:table-cell>
          <table:table-cell office:value-type="float" office:value="2.228534" calcext:value-type="float">
            <text:p>2.228534</text:p>
          </table:table-cell>
          <table:table-cell office:value-type="float" office:value="25" calcext:value-type="float">
            <text:p>25</text:p>
          </table:table-cell>
          <table:table-cell office:value-type="float" office:value="9.141069" calcext:value-type="float">
            <text:p>9.141069</text:p>
          </table:table-cell>
          <table:table-cell office:value-type="float" office:value="1.828214" calcext:value-type="float">
            <text:p>1.828214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54" calcext:value-type="float">
            <text:p>54</text:p>
          </table:table-cell>
          <table:table-cell office:value-type="float" office:value="9.9126185824106" calcext:value-type="float">
            <text:p>9.9126185824</text:p>
          </table:table-cell>
          <table:table-cell office:value-type="float" office:value="54.000530879999" calcext:value-type="float">
            <text:p>54.00053088</text:p>
          </table:table-cell>
          <table:table-cell office:value-type="float" office:value="9.912619" calcext:value-type="float">
            <text:p>9.912619</text:p>
          </table:table-cell>
          <table:table-cell office:value-type="float" office:value="1.982524" calcext:value-type="float">
            <text:p>1.982524</text:p>
          </table:table-cell>
          <table:table-cell office:value-type="float" office:value="25" calcext:value-type="float">
            <text:p>25</text:p>
          </table:table-cell>
          <table:table-cell office:value-type="float" office:value="10.235045" calcext:value-type="float">
            <text:p>10.235045</text:p>
          </table:table-cell>
          <table:table-cell office:value-type="float" office:value="2.047009" calcext:value-type="float">
            <text:p>2.047009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57" calcext:value-type="float">
            <text:p>57</text:p>
          </table:table-cell>
          <table:table-cell office:value-type="float" office:value="9.2664780632207" calcext:value-type="float">
            <text:p>9.2664780632</text:p>
          </table:table-cell>
          <table:table-cell office:value-type="float" office:value="57.000530879999" calcext:value-type="float">
            <text:p>57.00053088</text:p>
          </table:table-cell>
          <table:table-cell office:value-type="float" office:value="9.266478" calcext:value-type="float">
            <text:p>9.266478</text:p>
          </table:table-cell>
          <table:table-cell office:value-type="float" office:value="1.853296" calcext:value-type="float">
            <text:p>1.853296</text:p>
          </table:table-cell>
          <table:table-cell office:value-type="float" office:value="25" calcext:value-type="float">
            <text:p>25</text:p>
          </table:table-cell>
          <table:table-cell office:value-type="float" office:value="10.470747" calcext:value-type="float">
            <text:p>10.470747</text:p>
          </table:table-cell>
          <table:table-cell office:value-type="float" office:value="2.094149" calcext:value-type="float">
            <text:p>2.094149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60" calcext:value-type="float">
            <text:p>60</text:p>
          </table:table-cell>
          <table:table-cell office:value-type="float" office:value="44.175882504955" calcext:value-type="float">
            <text:p>44.175882505</text:p>
          </table:table-cell>
          <table:table-cell office:value-type="float" office:value="60.000700079995" calcext:value-type="float">
            <text:p>60.00070008</text:p>
          </table:table-cell>
          <table:table-cell office:value-type="float" office:value="9.028392" calcext:value-type="float">
            <text:p>9.028392</text:p>
          </table:table-cell>
          <table:table-cell office:value-type="float" office:value="1.805678" calcext:value-type="float">
            <text:p>1.805678</text:p>
          </table:table-cell>
          <table:table-cell office:value-type="float" office:value="25" calcext:value-type="float">
            <text:p>25</text:p>
          </table:table-cell>
          <table:table-cell office:value-type="float" office:value="42.701378" calcext:value-type="float">
            <text:p>42.701378</text:p>
          </table:table-cell>
          <table:table-cell office:value-type="float" office:value="8.540276" calcext:value-type="float">
            <text:p>8.540276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63" calcext:value-type="float">
            <text:p>63</text:p>
          </table:table-cell>
          <table:table-cell office:value-type="float" office:value="37.825249894635" calcext:value-type="float">
            <text:p>37.8252498946</text:p>
          </table:table-cell>
          <table:table-cell office:value-type="float" office:value="63.000752639996" calcext:value-type="float">
            <text:p>63.00075264</text:p>
          </table:table-cell>
          <table:table-cell office:value-type="float" office:value="8.605017" calcext:value-type="float">
            <text:p>8.605017</text:p>
          </table:table-cell>
          <table:table-cell office:value-type="float" office:value="1.721003" calcext:value-type="float">
            <text:p>1.721003</text:p>
          </table:table-cell>
          <table:table-cell office:value-type="float" office:value="25" calcext:value-type="float">
            <text:p>25</text:p>
          </table:table-cell>
          <table:table-cell office:value-type="float" office:value="9.230124" calcext:value-type="float">
            <text:p>9.230124</text:p>
          </table:table-cell>
          <table:table-cell office:value-type="float" office:value="1.846025" calcext:value-type="float">
            <text:p>1.846025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66" calcext:value-type="float">
            <text:p>66</text:p>
          </table:table-cell>
          <table:table-cell office:value-type="float" office:value="40.159475149921" calcext:value-type="float">
            <text:p>40.1594751499</text:p>
          </table:table-cell>
          <table:table-cell office:value-type="float" office:value="66.000530879999" calcext:value-type="float">
            <text:p>66.00053088</text:p>
          </table:table-cell>
          <table:table-cell office:value-type="float" office:value="8.760632" calcext:value-type="float">
            <text:p>8.760632</text:p>
          </table:table-cell>
          <table:table-cell office:value-type="float" office:value="1.752126" calcext:value-type="float">
            <text:p>1.752126</text:p>
          </table:table-cell>
          <table:table-cell office:value-type="float" office:value="25" calcext:value-type="float">
            <text:p>25</text:p>
          </table:table-cell>
          <table:table-cell office:value-type="float" office:value="9.677593" calcext:value-type="float">
            <text:p>9.677593</text:p>
          </table:table-cell>
          <table:table-cell office:value-type="float" office:value="1.935519" calcext:value-type="float">
            <text:p>1.935519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69" calcext:value-type="float">
            <text:p>69</text:p>
          </table:table-cell>
          <table:table-cell office:value-type="float" office:value="37.959683383323" calcext:value-type="float">
            <text:p>37.9596833833</text:p>
          </table:table-cell>
          <table:table-cell office:value-type="float" office:value="69.000530879999" calcext:value-type="float">
            <text:p>69.00053088</text:p>
          </table:table-cell>
          <table:table-cell office:value-type="float" office:value="8.613979" calcext:value-type="float">
            <text:p>8.613979</text:p>
          </table:table-cell>
          <table:table-cell office:value-type="float" office:value="1.722796" calcext:value-type="float">
            <text:p>1.722796</text:p>
          </table:table-cell>
          <table:table-cell office:value-type="float" office:value="25" calcext:value-type="float">
            <text:p>25</text:p>
          </table:table-cell>
          <table:table-cell office:value-type="float" office:value="8.527698" calcext:value-type="float">
            <text:p>8.527698</text:p>
          </table:table-cell>
          <table:table-cell office:value-type="float" office:value="1.70554" calcext:value-type="float">
            <text:p>1.70554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72" calcext:value-type="float">
            <text:p>72</text:p>
          </table:table-cell>
          <table:table-cell office:value-type="float" office:value="40.143274629704" calcext:value-type="float">
            <text:p>40.1432746297</text:p>
          </table:table-cell>
          <table:table-cell office:value-type="float" office:value="72.000530879999" calcext:value-type="float">
            <text:p>72.00053088</text:p>
          </table:table-cell>
          <table:table-cell office:value-type="float" office:value="8.759552" calcext:value-type="float">
            <text:p>8.759552</text:p>
          </table:table-cell>
          <table:table-cell office:value-type="float" office:value="1.75191" calcext:value-type="float">
            <text:p>1.75191</text:p>
          </table:table-cell>
          <table:table-cell office:value-type="float" office:value="25" calcext:value-type="float">
            <text:p>25</text:p>
          </table:table-cell>
          <table:table-cell office:value-type="float" office:value="10.046412" calcext:value-type="float">
            <text:p>10.046412</text:p>
          </table:table-cell>
          <table:table-cell office:value-type="float" office:value="2.009282" calcext:value-type="float">
            <text:p>2.009282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75" calcext:value-type="float">
            <text:p>75</text:p>
          </table:table-cell>
          <table:table-cell office:value-type="float" office:value="44.128459215747" calcext:value-type="float">
            <text:p>44.1284592157</text:p>
          </table:table-cell>
          <table:table-cell office:value-type="float" office:value="75.000530879999" calcext:value-type="float">
            <text:p>75.00053088</text:p>
          </table:table-cell>
          <table:table-cell office:value-type="float" office:value="9.025231" calcext:value-type="float">
            <text:p>9.025231</text:p>
          </table:table-cell>
          <table:table-cell office:value-type="float" office:value="1.805046" calcext:value-type="float">
            <text:p>1.805046</text:p>
          </table:table-cell>
          <table:table-cell office:value-type="float" office:value="25" calcext:value-type="float">
            <text:p>25</text:p>
          </table:table-cell>
          <table:table-cell office:value-type="float" office:value="8.141057" calcext:value-type="float">
            <text:p>8.141057</text:p>
          </table:table-cell>
          <table:table-cell office:value-type="float" office:value="1.628211" calcext:value-type="float">
            <text:p>1.628211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78" calcext:value-type="float">
            <text:p>78</text:p>
          </table:table-cell>
          <table:table-cell office:value-type="float" office:value="41.463322224748" calcext:value-type="float">
            <text:p>41.4633222247</text:p>
          </table:table-cell>
          <table:table-cell office:value-type="float" office:value="78.000530879999" calcext:value-type="float">
            <text:p>78.00053088</text:p>
          </table:table-cell>
          <table:table-cell office:value-type="float" office:value="8.847555" calcext:value-type="float">
            <text:p>8.847555</text:p>
          </table:table-cell>
          <table:table-cell office:value-type="float" office:value="1.769511" calcext:value-type="float">
            <text:p>1.769511</text:p>
          </table:table-cell>
          <table:table-cell office:value-type="float" office:value="25" calcext:value-type="float">
            <text:p>25</text:p>
          </table:table-cell>
          <table:table-cell office:value-type="float" office:value="9.430073" calcext:value-type="float">
            <text:p>9.430073</text:p>
          </table:table-cell>
          <table:table-cell office:value-type="float" office:value="1.886015" calcext:value-type="float">
            <text:p>1.886015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81" calcext:value-type="float">
            <text:p>81</text:p>
          </table:table-cell>
          <table:table-cell office:value-type="float" office:value="44.05979497953" calcext:value-type="float">
            <text:p>44.0597949795</text:p>
          </table:table-cell>
          <table:table-cell office:value-type="float" office:value="81.000530879999" calcext:value-type="float">
            <text:p>81.00053088</text:p>
          </table:table-cell>
          <table:table-cell office:value-type="float" office:value="9.020653" calcext:value-type="float">
            <text:p>9.020653</text:p>
          </table:table-cell>
          <table:table-cell office:value-type="float" office:value="1.804131" calcext:value-type="float">
            <text:p>1.804131</text:p>
          </table:table-cell>
          <table:table-cell office:value-type="float" office:value="25" calcext:value-type="float">
            <text:p>25</text:p>
          </table:table-cell>
          <table:table-cell office:value-type="float" office:value="9.194044" calcext:value-type="float">
            <text:p>9.194044</text:p>
          </table:table-cell>
          <table:table-cell office:value-type="float" office:value="1.838809" calcext:value-type="float">
            <text:p>1.838809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84" calcext:value-type="float">
            <text:p>84</text:p>
          </table:table-cell>
          <table:table-cell office:value-type="float" office:value="36.576711284553" calcext:value-type="float">
            <text:p>36.5767112846</text:p>
          </table:table-cell>
          <table:table-cell office:value-type="float" office:value="84.000530879999" calcext:value-type="float">
            <text:p>84.00053088</text:p>
          </table:table-cell>
          <table:table-cell office:value-type="float" office:value="8.521781" calcext:value-type="float">
            <text:p>8.521781</text:p>
          </table:table-cell>
          <table:table-cell office:value-type="float" office:value="1.704356" calcext:value-type="float">
            <text:p>1.704356</text:p>
          </table:table-cell>
          <table:table-cell office:value-type="float" office:value="25" calcext:value-type="float">
            <text:p>25</text:p>
          </table:table-cell>
          <table:table-cell office:value-type="float" office:value="9.692339" calcext:value-type="float">
            <text:p>9.692339</text:p>
          </table:table-cell>
          <table:table-cell office:value-type="float" office:value="1.938468" calcext:value-type="float">
            <text:p>1.938468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87" calcext:value-type="float">
            <text:p>87</text:p>
          </table:table-cell>
          <table:table-cell office:value-type="float" office:value="41.388900052532" calcext:value-type="float">
            <text:p>41.3889000525</text:p>
          </table:table-cell>
          <table:table-cell office:value-type="float" office:value="87.000530879999" calcext:value-type="float">
            <text:p>87.00053088</text:p>
          </table:table-cell>
          <table:table-cell office:value-type="float" office:value="8.842593" calcext:value-type="float">
            <text:p>8.842593</text:p>
          </table:table-cell>
          <table:table-cell office:value-type="float" office:value="1.768519" calcext:value-type="float">
            <text:p>1.768519</text:p>
          </table:table-cell>
          <table:table-cell office:value-type="float" office:value="25" calcext:value-type="float">
            <text:p>25</text:p>
          </table:table-cell>
          <table:table-cell office:value-type="float" office:value="8.537716" calcext:value-type="float">
            <text:p>8.537716</text:p>
          </table:table-cell>
          <table:table-cell office:value-type="float" office:value="1.707543" calcext:value-type="float">
            <text:p>1.707543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90" calcext:value-type="float">
            <text:p>90</text:p>
          </table:table-cell>
          <table:table-cell office:value-type="float" office:value="41.661439832065" calcext:value-type="float">
            <text:p>41.6614398321</text:p>
          </table:table-cell>
          <table:table-cell office:value-type="float" office:value="90.000530879999" calcext:value-type="float">
            <text:p>90.00053088</text:p>
          </table:table-cell>
          <table:table-cell office:value-type="float" office:value="8.860763" calcext:value-type="float">
            <text:p>8.860763</text:p>
          </table:table-cell>
          <table:table-cell office:value-type="float" office:value="1.772153" calcext:value-type="float">
            <text:p>1.772153</text:p>
          </table:table-cell>
          <table:table-cell office:value-type="float" office:value="25" calcext:value-type="float">
            <text:p>25</text:p>
          </table:table-cell>
          <table:table-cell office:value-type="float" office:value="8.854469" calcext:value-type="float">
            <text:p>8.854469</text:p>
          </table:table-cell>
          <table:table-cell office:value-type="float" office:value="1.770894" calcext:value-type="float">
            <text:p>1.770894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93" calcext:value-type="float">
            <text:p>93</text:p>
          </table:table-cell>
          <table:table-cell office:value-type="float" office:value="39.657076197447" calcext:value-type="float">
            <text:p>39.6570761974</text:p>
          </table:table-cell>
          <table:table-cell office:value-type="float" office:value="93.000843119992" calcext:value-type="float">
            <text:p>93.00084312</text:p>
          </table:table-cell>
          <table:table-cell office:value-type="float" office:value="8.727138" calcext:value-type="float">
            <text:p>8.727138</text:p>
          </table:table-cell>
          <table:table-cell office:value-type="float" office:value="1.745428" calcext:value-type="float">
            <text:p>1.745428</text:p>
          </table:table-cell>
          <table:table-cell office:value-type="float" office:value="25" calcext:value-type="float">
            <text:p>25</text:p>
          </table:table-cell>
          <table:table-cell office:value-type="float" office:value="9.265846" calcext:value-type="float">
            <text:p>9.265846</text:p>
          </table:table-cell>
          <table:table-cell office:value-type="float" office:value="1.853169" calcext:value-type="float">
            <text:p>1.853169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96" calcext:value-type="float">
            <text:p>96</text:p>
          </table:table-cell>
          <table:table-cell office:value-type="float" office:value="41.474293041174" calcext:value-type="float">
            <text:p>41.4742930412</text:p>
          </table:table-cell>
          <table:table-cell office:value-type="float" office:value="96.000530879999" calcext:value-type="float">
            <text:p>96.00053088</text:p>
          </table:table-cell>
          <table:table-cell office:value-type="float" office:value="8.848286" calcext:value-type="float">
            <text:p>8.848286</text:p>
          </table:table-cell>
          <table:table-cell office:value-type="float" office:value="1.769657" calcext:value-type="float">
            <text:p>1.769657</text:p>
          </table:table-cell>
          <table:table-cell office:value-type="float" office:value="25" calcext:value-type="float">
            <text:p>25</text:p>
          </table:table-cell>
          <table:table-cell office:value-type="float" office:value="8.834328" calcext:value-type="float">
            <text:p>8.834328</text:p>
          </table:table-cell>
          <table:table-cell office:value-type="float" office:value="1.766866" calcext:value-type="float">
            <text:p>1.766866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99" calcext:value-type="float">
            <text:p>99</text:p>
          </table:table-cell>
          <table:table-cell office:value-type="float" office:value="37.099294898397" calcext:value-type="float">
            <text:p>37.0992948984</text:p>
          </table:table-cell>
          <table:table-cell office:value-type="float" office:value="99.000530879999" calcext:value-type="float">
            <text:p>99.00053088</text:p>
          </table:table-cell>
          <table:table-cell office:value-type="float" office:value="8.55662" calcext:value-type="float">
            <text:p>8.55662</text:p>
          </table:table-cell>
          <table:table-cell office:value-type="float" office:value="1.711324" calcext:value-type="float">
            <text:p>1.711324</text:p>
          </table:table-cell>
          <table:table-cell office:value-type="float" office:value="25" calcext:value-type="float">
            <text:p>25</text:p>
          </table:table-cell>
          <table:table-cell office:value-type="float" office:value="8.000737" calcext:value-type="float">
            <text:p>8.000737</text:p>
          </table:table-cell>
          <table:table-cell office:value-type="float" office:value="1.600147" calcext:value-type="float">
            <text:p>1.600147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02" calcext:value-type="float">
            <text:p>102</text:p>
          </table:table-cell>
          <table:table-cell office:value-type="float" office:value="40.521231086987" calcext:value-type="float">
            <text:p>40.521231087</text:p>
          </table:table-cell>
          <table:table-cell office:value-type="float" office:value="102.000530879999" calcext:value-type="float">
            <text:p>102.00053088</text:p>
          </table:table-cell>
          <table:table-cell office:value-type="float" office:value="8.784749" calcext:value-type="float">
            <text:p>8.784749</text:p>
          </table:table-cell>
          <table:table-cell office:value-type="float" office:value="1.75695" calcext:value-type="float">
            <text:p>1.75695</text:p>
          </table:table-cell>
          <table:table-cell office:value-type="float" office:value="25" calcext:value-type="float">
            <text:p>25</text:p>
          </table:table-cell>
          <table:table-cell office:value-type="float" office:value="7.268774" calcext:value-type="float">
            <text:p>7.268774</text:p>
          </table:table-cell>
          <table:table-cell office:value-type="float" office:value="1.453755" calcext:value-type="float">
            <text:p>1.453755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05" calcext:value-type="float">
            <text:p>105</text:p>
          </table:table-cell>
          <table:table-cell office:value-type="float" office:value="43.628646759975" calcext:value-type="float">
            <text:p>43.62864676</text:p>
          </table:table-cell>
          <table:table-cell office:value-type="float" office:value="105.000530879999" calcext:value-type="float">
            <text:p>105.00053088</text:p>
          </table:table-cell>
          <table:table-cell office:value-type="float" office:value="8.99191" calcext:value-type="float">
            <text:p>8.99191</text:p>
          </table:table-cell>
          <table:table-cell office:value-type="float" office:value="1.798382" calcext:value-type="float">
            <text:p>1.798382</text:p>
          </table:table-cell>
          <table:table-cell office:value-type="float" office:value="25" calcext:value-type="float">
            <text:p>25</text:p>
          </table:table-cell>
          <table:table-cell office:value-type="float" office:value="9.431935" calcext:value-type="float">
            <text:p>9.431935</text:p>
          </table:table-cell>
          <table:table-cell office:value-type="float" office:value="1.886387" calcext:value-type="float">
            <text:p>1.886387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08" calcext:value-type="float">
            <text:p>108</text:p>
          </table:table-cell>
          <table:table-cell office:value-type="float" office:value="39.873532738064" calcext:value-type="float">
            <text:p>39.8735327381</text:p>
          </table:table-cell>
          <table:table-cell office:value-type="float" office:value="108.000530879999" calcext:value-type="float">
            <text:p>108.00053088</text:p>
          </table:table-cell>
          <table:table-cell office:value-type="float" office:value="8.741569" calcext:value-type="float">
            <text:p>8.741569</text:p>
          </table:table-cell>
          <table:table-cell office:value-type="float" office:value="1.748314" calcext:value-type="float">
            <text:p>1.748314</text:p>
          </table:table-cell>
          <table:table-cell office:value-type="float" office:value="25" calcext:value-type="float">
            <text:p>25</text:p>
          </table:table-cell>
          <table:table-cell office:value-type="float" office:value="10.910446" calcext:value-type="float">
            <text:p>10.910446</text:p>
          </table:table-cell>
          <table:table-cell office:value-type="float" office:value="2.182089" calcext:value-type="float">
            <text:p>2.182089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11" calcext:value-type="float">
            <text:p>111</text:p>
          </table:table-cell>
          <table:table-cell office:value-type="float" office:value="41.154925025068" calcext:value-type="float">
            <text:p>41.1549250251</text:p>
          </table:table-cell>
          <table:table-cell office:value-type="float" office:value="111.000530879999" calcext:value-type="float">
            <text:p>111.00053088</text:p>
          </table:table-cell>
          <table:table-cell office:value-type="float" office:value="8.826995" calcext:value-type="float">
            <text:p>8.826995</text:p>
          </table:table-cell>
          <table:table-cell office:value-type="float" office:value="1.765399" calcext:value-type="float">
            <text:p>1.765399</text:p>
          </table:table-cell>
          <table:table-cell office:value-type="float" office:value="25" calcext:value-type="float">
            <text:p>25</text:p>
          </table:table-cell>
          <table:table-cell office:value-type="float" office:value="8.357433" calcext:value-type="float">
            <text:p>8.357433</text:p>
          </table:table-cell>
          <table:table-cell office:value-type="float" office:value="1.671487" calcext:value-type="float">
            <text:p>1.671487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14" calcext:value-type="float">
            <text:p>114</text:p>
          </table:table-cell>
          <table:table-cell office:value-type="float" office:value="43.269413337418" calcext:value-type="float">
            <text:p>43.2694133374</text:p>
          </table:table-cell>
          <table:table-cell office:value-type="float" office:value="114.000530879999" calcext:value-type="float">
            <text:p>114.00053088</text:p>
          </table:table-cell>
          <table:table-cell office:value-type="float" office:value="8.967961" calcext:value-type="float">
            <text:p>8.967961</text:p>
          </table:table-cell>
          <table:table-cell office:value-type="float" office:value="1.793592" calcext:value-type="float">
            <text:p>1.793592</text:p>
          </table:table-cell>
          <table:table-cell office:value-type="float" office:value="25" calcext:value-type="float">
            <text:p>25</text:p>
          </table:table-cell>
          <table:table-cell office:value-type="float" office:value="9.796565" calcext:value-type="float">
            <text:p>9.796565</text:p>
          </table:table-cell>
          <table:table-cell office:value-type="float" office:value="1.959313" calcext:value-type="float">
            <text:p>1.959313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17" calcext:value-type="float">
            <text:p>117</text:p>
          </table:table-cell>
          <table:table-cell office:value-type="float" office:value="36.187837529387" calcext:value-type="float">
            <text:p>36.1878375294</text:p>
          </table:table-cell>
          <table:table-cell office:value-type="float" office:value="117.000530879999" calcext:value-type="float">
            <text:p>117.00053088</text:p>
          </table:table-cell>
          <table:table-cell office:value-type="float" office:value="8.495856" calcext:value-type="float">
            <text:p>8.495856</text:p>
          </table:table-cell>
          <table:table-cell office:value-type="float" office:value="1.699171" calcext:value-type="float">
            <text:p>1.699171</text:p>
          </table:table-cell>
          <table:table-cell office:value-type="float" office:value="25" calcext:value-type="float">
            <text:p>25</text:p>
          </table:table-cell>
          <table:table-cell office:value-type="float" office:value="10.325099" calcext:value-type="float">
            <text:p>10.325099</text:p>
          </table:table-cell>
          <table:table-cell office:value-type="float" office:value="2.06502" calcext:value-type="float">
            <text:p>2.06502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20" calcext:value-type="float">
            <text:p>120</text:p>
          </table:table-cell>
          <table:table-cell office:value-type="float" office:value="41.85489301184" calcext:value-type="float">
            <text:p>41.8548930118</text:p>
          </table:table-cell>
          <table:table-cell office:value-type="float" office:value="120.000791519992" calcext:value-type="float">
            <text:p>120.00079152</text:p>
          </table:table-cell>
          <table:table-cell office:value-type="float" office:value="8.87366" calcext:value-type="float">
            <text:p>8.87366</text:p>
          </table:table-cell>
          <table:table-cell office:value-type="float" office:value="1.774732" calcext:value-type="float">
            <text:p>1.774732</text:p>
          </table:table-cell>
          <table:table-cell office:value-type="float" office:value="25" calcext:value-type="float">
            <text:p>25</text:p>
          </table:table-cell>
          <table:table-cell office:value-type="float" office:value="9.561579" calcext:value-type="float">
            <text:p>9.561579</text:p>
          </table:table-cell>
          <table:table-cell office:value-type="float" office:value="1.912316" calcext:value-type="float">
            <text:p>1.912316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23" calcext:value-type="float">
            <text:p>123</text:p>
          </table:table-cell>
          <table:table-cell office:value-type="float" office:value="40.683081090524" calcext:value-type="float">
            <text:p>40.6830810905</text:p>
          </table:table-cell>
          <table:table-cell office:value-type="float" office:value="123.000749199994" calcext:value-type="float">
            <text:p>123.0007492</text:p>
          </table:table-cell>
          <table:table-cell office:value-type="float" office:value="8.795539" calcext:value-type="float">
            <text:p>8.795539</text:p>
          </table:table-cell>
          <table:table-cell office:value-type="float" office:value="1.759108" calcext:value-type="float">
            <text:p>1.759108</text:p>
          </table:table-cell>
          <table:table-cell office:value-type="float" office:value="25" calcext:value-type="float">
            <text:p>25</text:p>
          </table:table-cell>
          <table:table-cell office:value-type="float" office:value="9.577083" calcext:value-type="float">
            <text:p>9.577083</text:p>
          </table:table-cell>
          <table:table-cell office:value-type="float" office:value="1.915417" calcext:value-type="float">
            <text:p>1.915417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26" calcext:value-type="float">
            <text:p>126</text:p>
          </table:table-cell>
          <table:table-cell office:value-type="float" office:value="38.779527598918" calcext:value-type="float">
            <text:p>38.7795275989</text:p>
          </table:table-cell>
          <table:table-cell office:value-type="float" office:value="126.000752639996" calcext:value-type="float">
            <text:p>126.00075264</text:p>
          </table:table-cell>
          <table:table-cell office:value-type="float" office:value="8.668635" calcext:value-type="float">
            <text:p>8.668635</text:p>
          </table:table-cell>
          <table:table-cell office:value-type="float" office:value="1.733727" calcext:value-type="float">
            <text:p>1.733727</text:p>
          </table:table-cell>
          <table:table-cell office:value-type="float" office:value="25" calcext:value-type="float">
            <text:p>25</text:p>
          </table:table-cell>
          <table:table-cell office:value-type="float" office:value="10.03616" calcext:value-type="float">
            <text:p>10.03616</text:p>
          </table:table-cell>
          <table:table-cell office:value-type="float" office:value="2.007232" calcext:value-type="float">
            <text:p>2.007232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29" calcext:value-type="float">
            <text:p>129</text:p>
          </table:table-cell>
          <table:table-cell office:value-type="float" office:value="42.847000602415" calcext:value-type="float">
            <text:p>42.8470006024</text:p>
          </table:table-cell>
          <table:table-cell office:value-type="float" office:value="129.000530879999" calcext:value-type="float">
            <text:p>129.00053088</text:p>
          </table:table-cell>
          <table:table-cell office:value-type="float" office:value="8.9398" calcext:value-type="float">
            <text:p>8.9398</text:p>
          </table:table-cell>
          <table:table-cell office:value-type="float" office:value="1.78796" calcext:value-type="float">
            <text:p>1.78796</text:p>
          </table:table-cell>
          <table:table-cell office:value-type="float" office:value="25" calcext:value-type="float">
            <text:p>25</text:p>
          </table:table-cell>
          <table:table-cell office:value-type="float" office:value="7.242652" calcext:value-type="float">
            <text:p>7.242652</text:p>
          </table:table-cell>
          <table:table-cell office:value-type="float" office:value="1.44853" calcext:value-type="float">
            <text:p>1.44853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32" calcext:value-type="float">
            <text:p>132</text:p>
          </table:table-cell>
          <table:table-cell office:value-type="float" office:value="43.467713643256" calcext:value-type="float">
            <text:p>43.4677136433</text:p>
          </table:table-cell>
          <table:table-cell office:value-type="float" office:value="132.000530879999" calcext:value-type="float">
            <text:p>132.00053088</text:p>
          </table:table-cell>
          <table:table-cell office:value-type="float" office:value="8.981181" calcext:value-type="float">
            <text:p>8.981181</text:p>
          </table:table-cell>
          <table:table-cell office:value-type="float" office:value="1.796236" calcext:value-type="float">
            <text:p>1.796236</text:p>
          </table:table-cell>
          <table:table-cell office:value-type="float" office:value="25" calcext:value-type="float">
            <text:p>25</text:p>
          </table:table-cell>
          <table:table-cell office:value-type="float" office:value="8.07908" calcext:value-type="float">
            <text:p>8.07908</text:p>
          </table:table-cell>
          <table:table-cell office:value-type="float" office:value="1.615816" calcext:value-type="float">
            <text:p>1.615816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35" calcext:value-type="float">
            <text:p>135</text:p>
          </table:table-cell>
          <table:table-cell office:value-type="float" office:value="42.872179217708" calcext:value-type="float">
            <text:p>42.8721792177</text:p>
          </table:table-cell>
          <table:table-cell office:value-type="float" office:value="135.000530879999" calcext:value-type="float">
            <text:p>135.00053088</text:p>
          </table:table-cell>
          <table:table-cell office:value-type="float" office:value="8.941479" calcext:value-type="float">
            <text:p>8.941479</text:p>
          </table:table-cell>
          <table:table-cell office:value-type="float" office:value="1.788296" calcext:value-type="float">
            <text:p>1.788296</text:p>
          </table:table-cell>
          <table:table-cell office:value-type="float" office:value="25" calcext:value-type="float">
            <text:p>25</text:p>
          </table:table-cell>
          <table:table-cell office:value-type="float" office:value="9.621667" calcext:value-type="float">
            <text:p>9.621667</text:p>
          </table:table-cell>
          <table:table-cell office:value-type="float" office:value="1.924333" calcext:value-type="float">
            <text:p>1.924333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38" calcext:value-type="float">
            <text:p>138</text:p>
          </table:table-cell>
          <table:table-cell office:value-type="float" office:value="36.596784003167" calcext:value-type="float">
            <text:p>36.5967840032</text:p>
          </table:table-cell>
          <table:table-cell office:value-type="float" office:value="138.000530879999" calcext:value-type="float">
            <text:p>138.00053088</text:p>
          </table:table-cell>
          <table:table-cell office:value-type="float" office:value="8.523119" calcext:value-type="float">
            <text:p>8.523119</text:p>
          </table:table-cell>
          <table:table-cell office:value-type="float" office:value="1.704624" calcext:value-type="float">
            <text:p>1.704624</text:p>
          </table:table-cell>
          <table:table-cell office:value-type="float" office:value="25" calcext:value-type="float">
            <text:p>25</text:p>
          </table:table-cell>
          <table:table-cell office:value-type="float" office:value="8.649399" calcext:value-type="float">
            <text:p>8.649399</text:p>
          </table:table-cell>
          <table:table-cell office:value-type="float" office:value="1.72988" calcext:value-type="float">
            <text:p>1.72988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41" calcext:value-type="float">
            <text:p>141</text:p>
          </table:table-cell>
          <table:table-cell office:value-type="float" office:value="42.352330776108" calcext:value-type="float">
            <text:p>42.3523307761</text:p>
          </table:table-cell>
          <table:table-cell office:value-type="float" office:value="141.000530879999" calcext:value-type="float">
            <text:p>141.00053088</text:p>
          </table:table-cell>
          <table:table-cell office:value-type="float" office:value="8.906822" calcext:value-type="float">
            <text:p>8.906822</text:p>
          </table:table-cell>
          <table:table-cell office:value-type="float" office:value="1.781364" calcext:value-type="float">
            <text:p>1.781364</text:p>
          </table:table-cell>
          <table:table-cell office:value-type="float" office:value="25" calcext:value-type="float">
            <text:p>25</text:p>
          </table:table-cell>
          <table:table-cell office:value-type="float" office:value="7.984943" calcext:value-type="float">
            <text:p>7.984943</text:p>
          </table:table-cell>
          <table:table-cell office:value-type="float" office:value="1.596989" calcext:value-type="float">
            <text:p>1.596989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44" calcext:value-type="float">
            <text:p>144</text:p>
          </table:table-cell>
          <table:table-cell office:value-type="float" office:value="42.940239335187" calcext:value-type="float">
            <text:p>42.9402393352</text:p>
          </table:table-cell>
          <table:table-cell office:value-type="float" office:value="144.000530879999" calcext:value-type="float">
            <text:p>144.00053088</text:p>
          </table:table-cell>
          <table:table-cell office:value-type="float" office:value="8.946016" calcext:value-type="float">
            <text:p>8.946016</text:p>
          </table:table-cell>
          <table:table-cell office:value-type="float" office:value="1.789203" calcext:value-type="float">
            <text:p>1.789203</text:p>
          </table:table-cell>
          <table:table-cell office:value-type="float" office:value="25" calcext:value-type="float">
            <text:p>25</text:p>
          </table:table-cell>
          <table:table-cell office:value-type="float" office:value="7.787334" calcext:value-type="float">
            <text:p>7.787334</text:p>
          </table:table-cell>
          <table:table-cell office:value-type="float" office:value="1.557467" calcext:value-type="float">
            <text:p>1.557467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47" calcext:value-type="float">
            <text:p>147</text:p>
          </table:table-cell>
          <table:table-cell office:value-type="float" office:value="44.038175611576" calcext:value-type="float">
            <text:p>44.0381756116</text:p>
          </table:table-cell>
          <table:table-cell office:value-type="float" office:value="147.000530879999" calcext:value-type="float">
            <text:p>147.00053088</text:p>
          </table:table-cell>
          <table:table-cell office:value-type="float" office:value="9.019212" calcext:value-type="float">
            <text:p>9.019212</text:p>
          </table:table-cell>
          <table:table-cell office:value-type="float" office:value="1.803842" calcext:value-type="float">
            <text:p>1.803842</text:p>
          </table:table-cell>
          <table:table-cell office:value-type="float" office:value="25" calcext:value-type="float">
            <text:p>25</text:p>
          </table:table-cell>
          <table:table-cell office:value-type="float" office:value="9.108818" calcext:value-type="float">
            <text:p>9.108818</text:p>
          </table:table-cell>
          <table:table-cell office:value-type="float" office:value="1.821764" calcext:value-type="float">
            <text:p>1.821764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50" calcext:value-type="float">
            <text:p>150</text:p>
          </table:table-cell>
          <table:table-cell office:value-type="float" office:value="42.363480123218" calcext:value-type="float">
            <text:p>42.3634801232</text:p>
          </table:table-cell>
          <table:table-cell office:value-type="float" office:value="150.000530879999" calcext:value-type="float">
            <text:p>150.00053088</text:p>
          </table:table-cell>
          <table:table-cell office:value-type="float" office:value="8.907565" calcext:value-type="float">
            <text:p>8.907565</text:p>
          </table:table-cell>
          <table:table-cell office:value-type="float" office:value="1.781513" calcext:value-type="float">
            <text:p>1.781513</text:p>
          </table:table-cell>
          <table:table-cell office:value-type="float" office:value="25" calcext:value-type="float">
            <text:p>25</text:p>
          </table:table-cell>
          <table:table-cell office:value-type="float" office:value="6.609027" calcext:value-type="float">
            <text:p>6.609027</text:p>
          </table:table-cell>
          <table:table-cell office:value-type="float" office:value="1.321805" calcext:value-type="float">
            <text:p>1.321805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53" calcext:value-type="float">
            <text:p>153</text:p>
          </table:table-cell>
          <table:table-cell office:value-type="float" office:value="41.381942403726" calcext:value-type="float">
            <text:p>41.3819424037</text:p>
          </table:table-cell>
          <table:table-cell office:value-type="float" office:value="153.000581279994" calcext:value-type="float">
            <text:p>153.00058128</text:p>
          </table:table-cell>
          <table:table-cell office:value-type="float" office:value="8.842129" calcext:value-type="float">
            <text:p>8.842129</text:p>
          </table:table-cell>
          <table:table-cell office:value-type="float" office:value="1.768426" calcext:value-type="float">
            <text:p>1.768426</text:p>
          </table:table-cell>
          <table:table-cell office:value-type="float" office:value="25" calcext:value-type="float">
            <text:p>25</text:p>
          </table:table-cell>
          <table:table-cell office:value-type="float" office:value="8.375213" calcext:value-type="float">
            <text:p>8.375213</text:p>
          </table:table-cell>
          <table:table-cell office:value-type="float" office:value="1.675043" calcext:value-type="float">
            <text:p>1.675043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56" calcext:value-type="float">
            <text:p>156</text:p>
          </table:table-cell>
          <table:table-cell office:value-type="float" office:value="39.693284425745" calcext:value-type="float">
            <text:p>39.6932844257</text:p>
          </table:table-cell>
          <table:table-cell office:value-type="float" office:value="156.00088839999" calcext:value-type="float">
            <text:p>156.0008884</text:p>
          </table:table-cell>
          <table:table-cell office:value-type="float" office:value="8.729552" calcext:value-type="float">
            <text:p>8.729552</text:p>
          </table:table-cell>
          <table:table-cell office:value-type="float" office:value="1.74591" calcext:value-type="float">
            <text:p>1.74591</text:p>
          </table:table-cell>
          <table:table-cell office:value-type="float" office:value="25" calcext:value-type="float">
            <text:p>25</text:p>
          </table:table-cell>
          <table:table-cell office:value-type="float" office:value="9.692091" calcext:value-type="float">
            <text:p>9.692091</text:p>
          </table:table-cell>
          <table:table-cell office:value-type="float" office:value="1.938418" calcext:value-type="float">
            <text:p>1.938418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59" calcext:value-type="float">
            <text:p>159</text:p>
          </table:table-cell>
          <table:table-cell office:value-type="float" office:value="43.493656299785" calcext:value-type="float">
            <text:p>43.4936562998</text:p>
          </table:table-cell>
          <table:table-cell office:value-type="float" office:value="159.000530879999" calcext:value-type="float">
            <text:p>159.00053088</text:p>
          </table:table-cell>
          <table:table-cell office:value-type="float" office:value="8.98291" calcext:value-type="float">
            <text:p>8.98291</text:p>
          </table:table-cell>
          <table:table-cell office:value-type="float" office:value="1.796582" calcext:value-type="float">
            <text:p>1.796582</text:p>
          </table:table-cell>
          <table:table-cell office:value-type="float" office:value="25" calcext:value-type="float">
            <text:p>25</text:p>
          </table:table-cell>
          <table:table-cell office:value-type="float" office:value="9.314304" calcext:value-type="float">
            <text:p>9.314304</text:p>
          </table:table-cell>
          <table:table-cell office:value-type="float" office:value="1.862861" calcext:value-type="float">
            <text:p>1.862861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62" calcext:value-type="float">
            <text:p>162</text:p>
          </table:table-cell>
          <table:table-cell office:value-type="float" office:value="44.826160865905" calcext:value-type="float">
            <text:p>44.8261608659</text:p>
          </table:table-cell>
          <table:table-cell office:value-type="float" office:value="162.000530879999" calcext:value-type="float">
            <text:p>162.00053088</text:p>
          </table:table-cell>
          <table:table-cell office:value-type="float" office:value="9.071744" calcext:value-type="float">
            <text:p>9.071744</text:p>
          </table:table-cell>
          <table:table-cell office:value-type="float" office:value="1.814349" calcext:value-type="float">
            <text:p>1.814349</text:p>
          </table:table-cell>
          <table:table-cell office:value-type="float" office:value="25" calcext:value-type="float">
            <text:p>25</text:p>
          </table:table-cell>
          <table:table-cell office:value-type="float" office:value="8.025996" calcext:value-type="float">
            <text:p>8.025996</text:p>
          </table:table-cell>
          <table:table-cell office:value-type="float" office:value="1.605199" calcext:value-type="float">
            <text:p>1.605199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65" calcext:value-type="float">
            <text:p>165</text:p>
          </table:table-cell>
          <table:table-cell office:value-type="float" office:value="42.96775968509" calcext:value-type="float">
            <text:p>42.9677596851</text:p>
          </table:table-cell>
          <table:table-cell office:value-type="float" office:value="165.000530879999" calcext:value-type="float">
            <text:p>165.00053088</text:p>
          </table:table-cell>
          <table:table-cell office:value-type="float" office:value="8.947851" calcext:value-type="float">
            <text:p>8.947851</text:p>
          </table:table-cell>
          <table:table-cell office:value-type="float" office:value="1.78957" calcext:value-type="float">
            <text:p>1.78957</text:p>
          </table:table-cell>
          <table:table-cell office:value-type="float" office:value="25" calcext:value-type="float">
            <text:p>25</text:p>
          </table:table-cell>
          <table:table-cell office:value-type="float" office:value="7.627059" calcext:value-type="float">
            <text:p>7.627059</text:p>
          </table:table-cell>
          <table:table-cell office:value-type="float" office:value="1.525412" calcext:value-type="float">
            <text:p>1.525412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68" calcext:value-type="float">
            <text:p>168</text:p>
          </table:table-cell>
          <table:table-cell office:value-type="float" office:value="42.254002770041" calcext:value-type="float">
            <text:p>42.25400277</text:p>
          </table:table-cell>
          <table:table-cell office:value-type="float" office:value="168.000530879999" calcext:value-type="float">
            <text:p>168.00053088</text:p>
          </table:table-cell>
          <table:table-cell office:value-type="float" office:value="8.900267" calcext:value-type="float">
            <text:p>8.900267</text:p>
          </table:table-cell>
          <table:table-cell office:value-type="float" office:value="1.780053" calcext:value-type="float">
            <text:p>1.780053</text:p>
          </table:table-cell>
          <table:table-cell office:value-type="float" office:value="25" calcext:value-type="float">
            <text:p>25</text:p>
          </table:table-cell>
          <table:table-cell office:value-type="float" office:value="7.912792" calcext:value-type="float">
            <text:p>7.912792</text:p>
          </table:table-cell>
          <table:table-cell office:value-type="float" office:value="1.582558" calcext:value-type="float">
            <text:p>1.582558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71" calcext:value-type="float">
            <text:p>171</text:p>
          </table:table-cell>
          <table:table-cell office:value-type="float" office:value="36.191886381629" calcext:value-type="float">
            <text:p>36.1918863816</text:p>
          </table:table-cell>
          <table:table-cell office:value-type="float" office:value="171.000530879999" calcext:value-type="float">
            <text:p>171.00053088</text:p>
          </table:table-cell>
          <table:table-cell office:value-type="float" office:value="8.496126" calcext:value-type="float">
            <text:p>8.496126</text:p>
          </table:table-cell>
          <table:table-cell office:value-type="float" office:value="1.699225" calcext:value-type="float">
            <text:p>1.699225</text:p>
          </table:table-cell>
          <table:table-cell office:value-type="float" office:value="25" calcext:value-type="float">
            <text:p>25</text:p>
          </table:table-cell>
          <table:table-cell office:value-type="float" office:value="9.505457" calcext:value-type="float">
            <text:p>9.505457</text:p>
          </table:table-cell>
          <table:table-cell office:value-type="float" office:value="1.901091" calcext:value-type="float">
            <text:p>1.901091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74" calcext:value-type="float">
            <text:p>174</text:p>
          </table:table-cell>
          <table:table-cell office:value-type="float" office:value="39.422219223528" calcext:value-type="float">
            <text:p>39.4222192235</text:p>
          </table:table-cell>
          <table:table-cell office:value-type="float" office:value="174.000530879999" calcext:value-type="float">
            <text:p>174.00053088</text:p>
          </table:table-cell>
          <table:table-cell office:value-type="float" office:value="8.711481" calcext:value-type="float">
            <text:p>8.711481</text:p>
          </table:table-cell>
          <table:table-cell office:value-type="float" office:value="1.742296" calcext:value-type="float">
            <text:p>1.742296</text:p>
          </table:table-cell>
          <table:table-cell office:value-type="float" office:value="25" calcext:value-type="float">
            <text:p>25</text:p>
          </table:table-cell>
          <table:table-cell office:value-type="float" office:value="8.647593" calcext:value-type="float">
            <text:p>8.647593</text:p>
          </table:table-cell>
          <table:table-cell office:value-type="float" office:value="1.729519" calcext:value-type="float">
            <text:p>1.729519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77" calcext:value-type="float">
            <text:p>177</text:p>
          </table:table-cell>
          <table:table-cell office:value-type="float" office:value="42.798994308854" calcext:value-type="float">
            <text:p>42.7989943089</text:p>
          </table:table-cell>
          <table:table-cell office:value-type="float" office:value="177.000530879999" calcext:value-type="float">
            <text:p>177.00053088</text:p>
          </table:table-cell>
          <table:table-cell office:value-type="float" office:value="8.9366" calcext:value-type="float">
            <text:p>8.9366</text:p>
          </table:table-cell>
          <table:table-cell office:value-type="float" office:value="1.78732" calcext:value-type="float">
            <text:p>1.78732</text:p>
          </table:table-cell>
          <table:table-cell office:value-type="float" office:value="25" calcext:value-type="float">
            <text:p>25</text:p>
          </table:table-cell>
          <table:table-cell office:value-type="float" office:value="9.326934" calcext:value-type="float">
            <text:p>9.326934</text:p>
          </table:table-cell>
          <table:table-cell office:value-type="float" office:value="1.865387" calcext:value-type="float">
            <text:p>1.865387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80" calcext:value-type="float">
            <text:p>180</text:p>
          </table:table-cell>
          <table:table-cell office:value-type="float" office:value="36.557299352572" calcext:value-type="float">
            <text:p>36.5572993526</text:p>
          </table:table-cell>
          <table:table-cell office:value-type="float" office:value="180.000530879999" calcext:value-type="float">
            <text:p>180.00053088</text:p>
          </table:table-cell>
          <table:table-cell office:value-type="float" office:value="8.520487" calcext:value-type="float">
            <text:p>8.520487</text:p>
          </table:table-cell>
          <table:table-cell office:value-type="float" office:value="1.704097" calcext:value-type="float">
            <text:p>1.704097</text:p>
          </table:table-cell>
          <table:table-cell office:value-type="float" office:value="25" calcext:value-type="float">
            <text:p>25</text:p>
          </table:table-cell>
          <table:table-cell office:value-type="float" office:value="9.107304" calcext:value-type="float">
            <text:p>9.107304</text:p>
          </table:table-cell>
          <table:table-cell office:value-type="float" office:value="1.821461" calcext:value-type="float">
            <text:p>1.821461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83" calcext:value-type="float">
            <text:p>183</text:p>
          </table:table-cell>
          <table:table-cell office:value-type="float" office:value="46.280803992197" calcext:value-type="float">
            <text:p>46.2808039922</text:p>
          </table:table-cell>
          <table:table-cell office:value-type="float" office:value="183.000530879999" calcext:value-type="float">
            <text:p>183.00053088</text:p>
          </table:table-cell>
          <table:table-cell office:value-type="float" office:value="9.16872" calcext:value-type="float">
            <text:p>9.16872</text:p>
          </table:table-cell>
          <table:table-cell office:value-type="float" office:value="1.833744" calcext:value-type="float">
            <text:p>1.833744</text:p>
          </table:table-cell>
          <table:table-cell office:value-type="float" office:value="25" calcext:value-type="float">
            <text:p>25</text:p>
          </table:table-cell>
          <table:table-cell office:value-type="float" office:value="9.523221" calcext:value-type="float">
            <text:p>9.523221</text:p>
          </table:table-cell>
          <table:table-cell office:value-type="float" office:value="1.904644" calcext:value-type="float">
            <text:p>1.904644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86" calcext:value-type="float">
            <text:p>186</text:p>
          </table:table-cell>
          <table:table-cell office:value-type="float" office:value="40.253291043521" calcext:value-type="float">
            <text:p>40.2532910435</text:p>
          </table:table-cell>
          <table:table-cell office:value-type="float" office:value="186.000662559995" calcext:value-type="float">
            <text:p>186.00066256</text:p>
          </table:table-cell>
          <table:table-cell office:value-type="float" office:value="8.766886" calcext:value-type="float">
            <text:p>8.766886</text:p>
          </table:table-cell>
          <table:table-cell office:value-type="float" office:value="1.753377" calcext:value-type="float">
            <text:p>1.753377</text:p>
          </table:table-cell>
          <table:table-cell office:value-type="float" office:value="25" calcext:value-type="float">
            <text:p>25</text:p>
          </table:table-cell>
          <table:table-cell office:value-type="float" office:value="7.630332" calcext:value-type="float">
            <text:p>7.630332</text:p>
          </table:table-cell>
          <table:table-cell office:value-type="float" office:value="1.526066" calcext:value-type="float">
            <text:p>1.526066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89" calcext:value-type="float">
            <text:p>189</text:p>
          </table:table-cell>
          <table:table-cell office:value-type="float" office:value="36.576343692324" calcext:value-type="float">
            <text:p>36.5763436923</text:p>
          </table:table-cell>
          <table:table-cell office:value-type="float" office:value="189.000672159997" calcext:value-type="float">
            <text:p>189.00067216</text:p>
          </table:table-cell>
          <table:table-cell office:value-type="float" office:value="8.521756" calcext:value-type="float">
            <text:p>8.521756</text:p>
          </table:table-cell>
          <table:table-cell office:value-type="float" office:value="1.704351" calcext:value-type="float">
            <text:p>1.704351</text:p>
          </table:table-cell>
          <table:table-cell office:value-type="float" office:value="25" calcext:value-type="float">
            <text:p>25</text:p>
          </table:table-cell>
          <table:table-cell office:value-type="float" office:value="9.144307" calcext:value-type="float">
            <text:p>9.144307</text:p>
          </table:table-cell>
          <table:table-cell office:value-type="float" office:value="1.828861" calcext:value-type="float">
            <text:p>1.828861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92" calcext:value-type="float">
            <text:p>192</text:p>
          </table:table-cell>
          <table:table-cell office:value-type="float" office:value="40.949577056739" calcext:value-type="float">
            <text:p>40.9495770567</text:p>
          </table:table-cell>
          <table:table-cell office:value-type="float" office:value="192.000530879999" calcext:value-type="float">
            <text:p>192.00053088</text:p>
          </table:table-cell>
          <table:table-cell office:value-type="float" office:value="8.813305" calcext:value-type="float">
            <text:p>8.813305</text:p>
          </table:table-cell>
          <table:table-cell office:value-type="float" office:value="1.762661" calcext:value-type="float">
            <text:p>1.762661</text:p>
          </table:table-cell>
          <table:table-cell office:value-type="float" office:value="25" calcext:value-type="float">
            <text:p>25</text:p>
          </table:table-cell>
          <table:table-cell office:value-type="float" office:value="10.448546" calcext:value-type="float">
            <text:p>10.448546</text:p>
          </table:table-cell>
          <table:table-cell office:value-type="float" office:value="2.089709" calcext:value-type="float">
            <text:p>2.089709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95" calcext:value-type="float">
            <text:p>195</text:p>
          </table:table-cell>
          <table:table-cell office:value-type="float" office:value="46.945182542613" calcext:value-type="float">
            <text:p>46.9451825426</text:p>
          </table:table-cell>
          <table:table-cell office:value-type="float" office:value="195.000530879999" calcext:value-type="float">
            <text:p>195.00053088</text:p>
          </table:table-cell>
          <table:table-cell office:value-type="float" office:value="9.213012" calcext:value-type="float">
            <text:p>9.213012</text:p>
          </table:table-cell>
          <table:table-cell office:value-type="float" office:value="1.842602" calcext:value-type="float">
            <text:p>1.842602</text:p>
          </table:table-cell>
          <table:table-cell office:value-type="float" office:value="25" calcext:value-type="float">
            <text:p>25</text:p>
          </table:table-cell>
          <table:table-cell office:value-type="float" office:value="9.92996" calcext:value-type="float">
            <text:p>9.92996</text:p>
          </table:table-cell>
          <table:table-cell office:value-type="float" office:value="1.985992" calcext:value-type="float">
            <text:p>1.985992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198" calcext:value-type="float">
            <text:p>198</text:p>
          </table:table-cell>
          <table:table-cell office:value-type="float" office:value="41.741802088484" calcext:value-type="float">
            <text:p>41.7418020885</text:p>
          </table:table-cell>
          <table:table-cell office:value-type="float" office:value="198.000530879999" calcext:value-type="float">
            <text:p>198.00053088</text:p>
          </table:table-cell>
          <table:table-cell office:value-type="float" office:value="8.86612" calcext:value-type="float">
            <text:p>8.86612</text:p>
          </table:table-cell>
          <table:table-cell office:value-type="float" office:value="1.773224" calcext:value-type="float">
            <text:p>1.773224</text:p>
          </table:table-cell>
          <table:table-cell office:value-type="float" office:value="25" calcext:value-type="float">
            <text:p>25</text:p>
          </table:table-cell>
          <table:table-cell office:value-type="float" office:value="9.76381" calcext:value-type="float">
            <text:p>9.76381</text:p>
          </table:table-cell>
          <table:table-cell office:value-type="float" office:value="1.952762" calcext:value-type="float">
            <text:p>1.952762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01" calcext:value-type="float">
            <text:p>201</text:p>
          </table:table-cell>
          <table:table-cell office:value-type="float" office:value="43.51214742599" calcext:value-type="float">
            <text:p>43.512147426</text:p>
          </table:table-cell>
          <table:table-cell office:value-type="float" office:value="201.000530879999" calcext:value-type="float">
            <text:p>201.00053088</text:p>
          </table:table-cell>
          <table:table-cell office:value-type="float" office:value="8.984143" calcext:value-type="float">
            <text:p>8.984143</text:p>
          </table:table-cell>
          <table:table-cell office:value-type="float" office:value="1.796829" calcext:value-type="float">
            <text:p>1.796829</text:p>
          </table:table-cell>
          <table:table-cell office:value-type="float" office:value="25" calcext:value-type="float">
            <text:p>25</text:p>
          </table:table-cell>
          <table:table-cell office:value-type="float" office:value="8.615826" calcext:value-type="float">
            <text:p>8.615826</text:p>
          </table:table-cell>
          <table:table-cell office:value-type="float" office:value="1.723165" calcext:value-type="float">
            <text:p>1.723165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04" calcext:value-type="float">
            <text:p>204</text:p>
          </table:table-cell>
          <table:table-cell office:value-type="float" office:value="45.690710088487" calcext:value-type="float">
            <text:p>45.6907100885</text:p>
          </table:table-cell>
          <table:table-cell office:value-type="float" office:value="204.000530879999" calcext:value-type="float">
            <text:p>204.00053088</text:p>
          </table:table-cell>
          <table:table-cell office:value-type="float" office:value="9.129381" calcext:value-type="float">
            <text:p>9.129381</text:p>
          </table:table-cell>
          <table:table-cell office:value-type="float" office:value="1.825876" calcext:value-type="float">
            <text:p>1.825876</text:p>
          </table:table-cell>
          <table:table-cell office:value-type="float" office:value="25" calcext:value-type="float">
            <text:p>25</text:p>
          </table:table-cell>
          <table:table-cell office:value-type="float" office:value="8.084234" calcext:value-type="float">
            <text:p>8.084234</text:p>
          </table:table-cell>
          <table:table-cell office:value-type="float" office:value="1.616847" calcext:value-type="float">
            <text:p>1.616847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07" calcext:value-type="float">
            <text:p>207</text:p>
          </table:table-cell>
          <table:table-cell office:value-type="float" office:value="37.505388956176" calcext:value-type="float">
            <text:p>37.5053889562</text:p>
          </table:table-cell>
          <table:table-cell office:value-type="float" office:value="207.000530879999" calcext:value-type="float">
            <text:p>207.00053088</text:p>
          </table:table-cell>
          <table:table-cell office:value-type="float" office:value="8.583693" calcext:value-type="float">
            <text:p>8.583693</text:p>
          </table:table-cell>
          <table:table-cell office:value-type="float" office:value="1.716739" calcext:value-type="float">
            <text:p>1.716739</text:p>
          </table:table-cell>
          <table:table-cell office:value-type="float" office:value="25" calcext:value-type="float">
            <text:p>25</text:p>
          </table:table-cell>
          <table:table-cell office:value-type="float" office:value="9.009598" calcext:value-type="float">
            <text:p>9.009598</text:p>
          </table:table-cell>
          <table:table-cell office:value-type="float" office:value="1.80192" calcext:value-type="float">
            <text:p>1.80192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10" calcext:value-type="float">
            <text:p>210</text:p>
          </table:table-cell>
          <table:table-cell office:value-type="float" office:value="40.886749663041" calcext:value-type="float">
            <text:p>40.886749663</text:p>
          </table:table-cell>
          <table:table-cell office:value-type="float" office:value="210.000530879999" calcext:value-type="float">
            <text:p>210.00053088</text:p>
          </table:table-cell>
          <table:table-cell office:value-type="float" office:value="8.809117" calcext:value-type="float">
            <text:p>8.809117</text:p>
          </table:table-cell>
          <table:table-cell office:value-type="float" office:value="1.761823" calcext:value-type="float">
            <text:p>1.761823</text:p>
          </table:table-cell>
          <table:table-cell office:value-type="float" office:value="25" calcext:value-type="float">
            <text:p>25</text:p>
          </table:table-cell>
          <table:table-cell office:value-type="float" office:value="9.556273" calcext:value-type="float">
            <text:p>9.556273</text:p>
          </table:table-cell>
          <table:table-cell office:value-type="float" office:value="1.911255" calcext:value-type="float">
            <text:p>1.911255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13" calcext:value-type="float">
            <text:p>213</text:p>
          </table:table-cell>
          <table:table-cell office:value-type="float" office:value="38.613863967684" calcext:value-type="float">
            <text:p>38.6138639677</text:p>
          </table:table-cell>
          <table:table-cell office:value-type="float" office:value="213.000530879999" calcext:value-type="float">
            <text:p>213.00053088</text:p>
          </table:table-cell>
          <table:table-cell office:value-type="float" office:value="8.657591" calcext:value-type="float">
            <text:p>8.657591</text:p>
          </table:table-cell>
          <table:table-cell office:value-type="float" office:value="1.731518" calcext:value-type="float">
            <text:p>1.731518</text:p>
          </table:table-cell>
          <table:table-cell office:value-type="float" office:value="25" calcext:value-type="float">
            <text:p>25</text:p>
          </table:table-cell>
          <table:table-cell office:value-type="float" office:value="8.663506" calcext:value-type="float">
            <text:p>8.663506</text:p>
          </table:table-cell>
          <table:table-cell office:value-type="float" office:value="1.732701" calcext:value-type="float">
            <text:p>1.732701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16" calcext:value-type="float">
            <text:p>216</text:p>
          </table:table-cell>
          <table:table-cell office:value-type="float" office:value="40.069013641119" calcext:value-type="float">
            <text:p>40.0690136411</text:p>
          </table:table-cell>
          <table:table-cell office:value-type="float" office:value="216.000678239996" calcext:value-type="float">
            <text:p>216.00067824</text:p>
          </table:table-cell>
          <table:table-cell office:value-type="float" office:value="8.754601" calcext:value-type="float">
            <text:p>8.754601</text:p>
          </table:table-cell>
          <table:table-cell office:value-type="float" office:value="1.75092" calcext:value-type="float">
            <text:p>1.75092</text:p>
          </table:table-cell>
          <table:table-cell office:value-type="float" office:value="25" calcext:value-type="float">
            <text:p>25</text:p>
          </table:table-cell>
          <table:table-cell office:value-type="float" office:value="8.697373" calcext:value-type="float">
            <text:p>8.697373</text:p>
          </table:table-cell>
          <table:table-cell office:value-type="float" office:value="1.739475" calcext:value-type="float">
            <text:p>1.739475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19" calcext:value-type="float">
            <text:p>219</text:p>
          </table:table-cell>
          <table:table-cell office:value-type="float" office:value="39.310206231225" calcext:value-type="float">
            <text:p>39.3102062312</text:p>
          </table:table-cell>
          <table:table-cell office:value-type="float" office:value="219.000867919991" calcext:value-type="float">
            <text:p>219.00086792</text:p>
          </table:table-cell>
          <table:table-cell office:value-type="float" office:value="8.704014" calcext:value-type="float">
            <text:p>8.704014</text:p>
          </table:table-cell>
          <table:table-cell office:value-type="float" office:value="1.740803" calcext:value-type="float">
            <text:p>1.740803</text:p>
          </table:table-cell>
          <table:table-cell office:value-type="float" office:value="25" calcext:value-type="float">
            <text:p>25</text:p>
          </table:table-cell>
          <table:table-cell office:value-type="float" office:value="9.462199" calcext:value-type="float">
            <text:p>9.462199</text:p>
          </table:table-cell>
          <table:table-cell office:value-type="float" office:value="1.89244" calcext:value-type="float">
            <text:p>1.89244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22" calcext:value-type="float">
            <text:p>222</text:p>
          </table:table-cell>
          <table:table-cell office:value-type="float" office:value="41.54679081412" calcext:value-type="float">
            <text:p>41.5467908141</text:p>
          </table:table-cell>
          <table:table-cell office:value-type="float" office:value="222.000530879999" calcext:value-type="float">
            <text:p>222.00053088</text:p>
          </table:table-cell>
          <table:table-cell office:value-type="float" office:value="8.853119" calcext:value-type="float">
            <text:p>8.853119</text:p>
          </table:table-cell>
          <table:table-cell office:value-type="float" office:value="1.770624" calcext:value-type="float">
            <text:p>1.770624</text:p>
          </table:table-cell>
          <table:table-cell office:value-type="float" office:value="25" calcext:value-type="float">
            <text:p>25</text:p>
          </table:table-cell>
          <table:table-cell office:value-type="float" office:value="10.257187" calcext:value-type="float">
            <text:p>10.257187</text:p>
          </table:table-cell>
          <table:table-cell office:value-type="float" office:value="2.051437" calcext:value-type="float">
            <text:p>2.051437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25" calcext:value-type="float">
            <text:p>225</text:p>
          </table:table-cell>
          <table:table-cell office:value-type="float" office:value="41.042114486786" calcext:value-type="float">
            <text:p>41.0421144868</text:p>
          </table:table-cell>
          <table:table-cell office:value-type="float" office:value="225.000530879999" calcext:value-type="float">
            <text:p>225.00053088</text:p>
          </table:table-cell>
          <table:table-cell office:value-type="float" office:value="8.819474" calcext:value-type="float">
            <text:p>8.819474</text:p>
          </table:table-cell>
          <table:table-cell office:value-type="float" office:value="1.763895" calcext:value-type="float">
            <text:p>1.763895</text:p>
          </table:table-cell>
          <table:table-cell office:value-type="float" office:value="25" calcext:value-type="float">
            <text:p>25</text:p>
          </table:table-cell>
          <table:table-cell office:value-type="float" office:value="8.687008" calcext:value-type="float">
            <text:p>8.687008</text:p>
          </table:table-cell>
          <table:table-cell office:value-type="float" office:value="1.737402" calcext:value-type="float">
            <text:p>1.737402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28" calcext:value-type="float">
            <text:p>228</text:p>
          </table:table-cell>
          <table:table-cell office:value-type="float" office:value="38.471779513078" calcext:value-type="float">
            <text:p>38.4717795131</text:p>
          </table:table-cell>
          <table:table-cell office:value-type="float" office:value="228.000530879999" calcext:value-type="float">
            <text:p>228.00053088</text:p>
          </table:table-cell>
          <table:table-cell office:value-type="float" office:value="8.648119" calcext:value-type="float">
            <text:p>8.648119</text:p>
          </table:table-cell>
          <table:table-cell office:value-type="float" office:value="1.729624" calcext:value-type="float">
            <text:p>1.729624</text:p>
          </table:table-cell>
          <table:table-cell office:value-type="float" office:value="25" calcext:value-type="float">
            <text:p>25</text:p>
          </table:table-cell>
          <table:table-cell office:value-type="float" office:value="6.881989" calcext:value-type="float">
            <text:p>6.881989</text:p>
          </table:table-cell>
          <table:table-cell office:value-type="float" office:value="1.376398" calcext:value-type="float">
            <text:p>1.376398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31" calcext:value-type="float">
            <text:p>231</text:p>
          </table:table-cell>
          <table:table-cell office:value-type="float" office:value="35.886741550257" calcext:value-type="float">
            <text:p>35.8867415503</text:p>
          </table:table-cell>
          <table:table-cell office:value-type="float" office:value="231.000530879999" calcext:value-type="float">
            <text:p>231.00053088</text:p>
          </table:table-cell>
          <table:table-cell office:value-type="float" office:value="8.475783" calcext:value-type="float">
            <text:p>8.475783</text:p>
          </table:table-cell>
          <table:table-cell office:value-type="float" office:value="1.695157" calcext:value-type="float">
            <text:p>1.695157</text:p>
          </table:table-cell>
          <table:table-cell office:value-type="float" office:value="25" calcext:value-type="float">
            <text:p>25</text:p>
          </table:table-cell>
          <table:table-cell office:value-type="float" office:value="9.901902" calcext:value-type="float">
            <text:p>9.901902</text:p>
          </table:table-cell>
          <table:table-cell office:value-type="float" office:value="1.98038" calcext:value-type="float">
            <text:p>1.98038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34" calcext:value-type="float">
            <text:p>234</text:p>
          </table:table-cell>
          <table:table-cell office:value-type="float" office:value="44.238759812592" calcext:value-type="float">
            <text:p>44.2387598126</text:p>
          </table:table-cell>
          <table:table-cell office:value-type="float" office:value="234.000530879999" calcext:value-type="float">
            <text:p>234.00053088</text:p>
          </table:table-cell>
          <table:table-cell office:value-type="float" office:value="9.032584" calcext:value-type="float">
            <text:p>9.032584</text:p>
          </table:table-cell>
          <table:table-cell office:value-type="float" office:value="1.806517" calcext:value-type="float">
            <text:p>1.806517</text:p>
          </table:table-cell>
          <table:table-cell office:value-type="float" office:value="25" calcext:value-type="float">
            <text:p>25</text:p>
          </table:table-cell>
          <table:table-cell office:value-type="float" office:value="9.817506" calcext:value-type="float">
            <text:p>9.817506</text:p>
          </table:table-cell>
          <table:table-cell office:value-type="float" office:value="1.963501" calcext:value-type="float">
            <text:p>1.963501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37" calcext:value-type="float">
            <text:p>237</text:p>
          </table:table-cell>
          <table:table-cell office:value-type="float" office:value="39.352897486646" calcext:value-type="float">
            <text:p>39.3528974866</text:p>
          </table:table-cell>
          <table:table-cell office:value-type="float" office:value="237.000530879999" calcext:value-type="float">
            <text:p>237.00053088</text:p>
          </table:table-cell>
          <table:table-cell office:value-type="float" office:value="8.70686" calcext:value-type="float">
            <text:p>8.70686</text:p>
          </table:table-cell>
          <table:table-cell office:value-type="float" office:value="1.741372" calcext:value-type="float">
            <text:p>1.741372</text:p>
          </table:table-cell>
          <table:table-cell office:value-type="float" office:value="25" calcext:value-type="float">
            <text:p>25</text:p>
          </table:table-cell>
          <table:table-cell office:value-type="float" office:value="9.974953" calcext:value-type="float">
            <text:p>9.974953</text:p>
          </table:table-cell>
          <table:table-cell office:value-type="float" office:value="1.994991" calcext:value-type="float">
            <text:p>1.994991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40" calcext:value-type="float">
            <text:p>240</text:p>
          </table:table-cell>
          <table:table-cell office:value-type="float" office:value="45.819567308043" calcext:value-type="float">
            <text:p>45.819567308</text:p>
          </table:table-cell>
          <table:table-cell office:value-type="float" office:value="240.000530879999" calcext:value-type="float">
            <text:p>240.00053088</text:p>
          </table:table-cell>
          <table:table-cell office:value-type="float" office:value="9.137971" calcext:value-type="float">
            <text:p>9.137971</text:p>
          </table:table-cell>
          <table:table-cell office:value-type="float" office:value="1.827594" calcext:value-type="float">
            <text:p>1.827594</text:p>
          </table:table-cell>
          <table:table-cell office:value-type="float" office:value="25" calcext:value-type="float">
            <text:p>25</text:p>
          </table:table-cell>
          <table:table-cell office:value-type="float" office:value="10.322643" calcext:value-type="float">
            <text:p>10.322643</text:p>
          </table:table-cell>
          <table:table-cell office:value-type="float" office:value="2.064529" calcext:value-type="float">
            <text:p>2.064529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43" calcext:value-type="float">
            <text:p>243</text:p>
          </table:table-cell>
          <table:table-cell office:value-type="float" office:value="38.926891377218" calcext:value-type="float">
            <text:p>38.9268913772</text:p>
          </table:table-cell>
          <table:table-cell office:value-type="float" office:value="243.000581599998" calcext:value-type="float">
            <text:p>243.0005816</text:p>
          </table:table-cell>
          <table:table-cell office:value-type="float" office:value="8.678459" calcext:value-type="float">
            <text:p>8.678459</text:p>
          </table:table-cell>
          <table:table-cell office:value-type="float" office:value="1.735692" calcext:value-type="float">
            <text:p>1.735692</text:p>
          </table:table-cell>
          <table:table-cell office:value-type="float" office:value="25" calcext:value-type="float">
            <text:p>25</text:p>
          </table:table-cell>
          <table:table-cell office:value-type="float" office:value="10.867855" calcext:value-type="float">
            <text:p>10.867855</text:p>
          </table:table-cell>
          <table:table-cell office:value-type="float" office:value="2.173571" calcext:value-type="float">
            <text:p>2.173571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46" calcext:value-type="float">
            <text:p>246</text:p>
          </table:table-cell>
          <table:table-cell office:value-type="float" office:value="45.237837648826" calcext:value-type="float">
            <text:p>45.2378376488</text:p>
          </table:table-cell>
          <table:table-cell office:value-type="float" office:value="246.000530879999" calcext:value-type="float">
            <text:p>246.00053088</text:p>
          </table:table-cell>
          <table:table-cell office:value-type="float" office:value="9.099189" calcext:value-type="float">
            <text:p>9.099189</text:p>
          </table:table-cell>
          <table:table-cell office:value-type="float" office:value="1.819838" calcext:value-type="float">
            <text:p>1.819838</text:p>
          </table:table-cell>
          <table:table-cell office:value-type="float" office:value="25" calcext:value-type="float">
            <text:p>25</text:p>
          </table:table-cell>
          <table:table-cell office:value-type="float" office:value="9.087482" calcext:value-type="float">
            <text:p>9.087482</text:p>
          </table:table-cell>
          <table:table-cell office:value-type="float" office:value="1.817496" calcext:value-type="float">
            <text:p>1.817496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49" calcext:value-type="float">
            <text:p>249</text:p>
          </table:table-cell>
          <table:table-cell office:value-type="float" office:value="45.669060735503" calcext:value-type="float">
            <text:p>45.6690607355</text:p>
          </table:table-cell>
          <table:table-cell office:value-type="float" office:value="249.000915359989" calcext:value-type="float">
            <text:p>249.00091536</text:p>
          </table:table-cell>
          <table:table-cell office:value-type="float" office:value="9.127937" calcext:value-type="float">
            <text:p>9.127937</text:p>
          </table:table-cell>
          <table:table-cell office:value-type="float" office:value="1.825587" calcext:value-type="float">
            <text:p>1.825587</text:p>
          </table:table-cell>
          <table:table-cell office:value-type="float" office:value="25" calcext:value-type="float">
            <text:p>25</text:p>
          </table:table-cell>
          <table:table-cell office:value-type="float" office:value="9.18803" calcext:value-type="float">
            <text:p>9.18803</text:p>
          </table:table-cell>
          <table:table-cell office:value-type="float" office:value="1.837606" calcext:value-type="float">
            <text:p>1.837606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52" calcext:value-type="float">
            <text:p>252</text:p>
          </table:table-cell>
          <table:table-cell office:value-type="float" office:value="38.279719600021" calcext:value-type="float">
            <text:p>38.2797196</text:p>
          </table:table-cell>
          <table:table-cell office:value-type="float" office:value="252.000739679993" calcext:value-type="float">
            <text:p>252.00073968</text:p>
          </table:table-cell>
          <table:table-cell office:value-type="float" office:value="8.635315" calcext:value-type="float">
            <text:p>8.635315</text:p>
          </table:table-cell>
          <table:table-cell office:value-type="float" office:value="1.727063" calcext:value-type="float">
            <text:p>1.727063</text:p>
          </table:table-cell>
          <table:table-cell office:value-type="float" office:value="25" calcext:value-type="float">
            <text:p>25</text:p>
          </table:table-cell>
          <table:table-cell office:value-type="float" office:value="9.080117" calcext:value-type="float">
            <text:p>9.080117</text:p>
          </table:table-cell>
          <table:table-cell office:value-type="float" office:value="1.816023" calcext:value-type="float">
            <text:p>1.816023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55" calcext:value-type="float">
            <text:p>255</text:p>
          </table:table-cell>
          <table:table-cell office:value-type="float" office:value="43.48715090006" calcext:value-type="float">
            <text:p>43.4871509001</text:p>
          </table:table-cell>
          <table:table-cell office:value-type="float" office:value="255.000530879999" calcext:value-type="float">
            <text:p>255.00053088</text:p>
          </table:table-cell>
          <table:table-cell office:value-type="float" office:value="8.982477" calcext:value-type="float">
            <text:p>8.982477</text:p>
          </table:table-cell>
          <table:table-cell office:value-type="float" office:value="1.796495" calcext:value-type="float">
            <text:p>1.796495</text:p>
          </table:table-cell>
          <table:table-cell office:value-type="float" office:value="25" calcext:value-type="float">
            <text:p>25</text:p>
          </table:table-cell>
          <table:table-cell office:value-type="float" office:value="10.243988" calcext:value-type="float">
            <text:p>10.243988</text:p>
          </table:table-cell>
          <table:table-cell office:value-type="float" office:value="2.048798" calcext:value-type="float">
            <text:p>2.048798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58" calcext:value-type="float">
            <text:p>258</text:p>
          </table:table-cell>
          <table:table-cell office:value-type="float" office:value="40.927878518235" calcext:value-type="float">
            <text:p>40.9278785182</text:p>
          </table:table-cell>
          <table:table-cell office:value-type="float" office:value="258.000530879999" calcext:value-type="float">
            <text:p>258.00053088</text:p>
          </table:table-cell>
          <table:table-cell office:value-type="float" office:value="8.811859" calcext:value-type="float">
            <text:p>8.811859</text:p>
          </table:table-cell>
          <table:table-cell office:value-type="float" office:value="1.762372" calcext:value-type="float">
            <text:p>1.762372</text:p>
          </table:table-cell>
          <table:table-cell office:value-type="float" office:value="25" calcext:value-type="float">
            <text:p>25</text:p>
          </table:table-cell>
          <table:table-cell office:value-type="float" office:value="7.675608" calcext:value-type="float">
            <text:p>7.675608</text:p>
          </table:table-cell>
          <table:table-cell office:value-type="float" office:value="1.535122" calcext:value-type="float">
            <text:p>1.535122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61" calcext:value-type="float">
            <text:p>261</text:p>
          </table:table-cell>
          <table:table-cell office:value-type="float" office:value="41.274594042969" calcext:value-type="float">
            <text:p>41.274594043</text:p>
          </table:table-cell>
          <table:table-cell office:value-type="float" office:value="261.000530879999" calcext:value-type="float">
            <text:p>261.00053088</text:p>
          </table:table-cell>
          <table:table-cell office:value-type="float" office:value="8.834973" calcext:value-type="float">
            <text:p>8.834973</text:p>
          </table:table-cell>
          <table:table-cell office:value-type="float" office:value="1.766995" calcext:value-type="float">
            <text:p>1.766995</text:p>
          </table:table-cell>
          <table:table-cell office:value-type="float" office:value="25" calcext:value-type="float">
            <text:p>25</text:p>
          </table:table-cell>
          <table:table-cell office:value-type="float" office:value="8.817664" calcext:value-type="float">
            <text:p>8.817664</text:p>
          </table:table-cell>
          <table:table-cell office:value-type="float" office:value="1.763533" calcext:value-type="float">
            <text:p>1.763533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64" calcext:value-type="float">
            <text:p>264</text:p>
          </table:table-cell>
          <table:table-cell office:value-type="float" office:value="43.61420990459" calcext:value-type="float">
            <text:p>43.6142099046</text:p>
          </table:table-cell>
          <table:table-cell office:value-type="float" office:value="264.000530879999" calcext:value-type="float">
            <text:p>264.00053088</text:p>
          </table:table-cell>
          <table:table-cell office:value-type="float" office:value="8.990947" calcext:value-type="float">
            <text:p>8.990947</text:p>
          </table:table-cell>
          <table:table-cell office:value-type="float" office:value="1.798189" calcext:value-type="float">
            <text:p>1.798189</text:p>
          </table:table-cell>
          <table:table-cell office:value-type="float" office:value="25" calcext:value-type="float">
            <text:p>25</text:p>
          </table:table-cell>
          <table:table-cell office:value-type="float" office:value="7.947691" calcext:value-type="float">
            <text:p>7.947691</text:p>
          </table:table-cell>
          <table:table-cell office:value-type="float" office:value="1.589538" calcext:value-type="float">
            <text:p>1.589538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67" calcext:value-type="float">
            <text:p>267</text:p>
          </table:table-cell>
          <table:table-cell office:value-type="float" office:value="43.609814106911" calcext:value-type="float">
            <text:p>43.6098141069</text:p>
          </table:table-cell>
          <table:table-cell office:value-type="float" office:value="267.000530879999" calcext:value-type="float">
            <text:p>267.00053088</text:p>
          </table:table-cell>
          <table:table-cell office:value-type="float" office:value="8.990654" calcext:value-type="float">
            <text:p>8.990654</text:p>
          </table:table-cell>
          <table:table-cell office:value-type="float" office:value="1.798131" calcext:value-type="float">
            <text:p>1.798131</text:p>
          </table:table-cell>
          <table:table-cell office:value-type="float" office:value="25" calcext:value-type="float">
            <text:p>25</text:p>
          </table:table-cell>
          <table:table-cell office:value-type="float" office:value="10.209847" calcext:value-type="float">
            <text:p>10.209847</text:p>
          </table:table-cell>
          <table:table-cell office:value-type="float" office:value="2.041969" calcext:value-type="float">
            <text:p>2.041969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70" calcext:value-type="float">
            <text:p>270</text:p>
          </table:table-cell>
          <table:table-cell office:value-type="float" office:value="41.574384152971" calcext:value-type="float">
            <text:p>41.574384153</text:p>
          </table:table-cell>
          <table:table-cell office:value-type="float" office:value="270.000530879999" calcext:value-type="float">
            <text:p>270.00053088</text:p>
          </table:table-cell>
          <table:table-cell office:value-type="float" office:value="8.854959" calcext:value-type="float">
            <text:p>8.854959</text:p>
          </table:table-cell>
          <table:table-cell office:value-type="float" office:value="1.770992" calcext:value-type="float">
            <text:p>1.770992</text:p>
          </table:table-cell>
          <table:table-cell office:value-type="float" office:value="25" calcext:value-type="float">
            <text:p>25</text:p>
          </table:table-cell>
          <table:table-cell office:value-type="float" office:value="10.190205" calcext:value-type="float">
            <text:p>10.190205</text:p>
          </table:table-cell>
          <table:table-cell office:value-type="float" office:value="2.038041" calcext:value-type="float">
            <text:p>2.038041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73" calcext:value-type="float">
            <text:p>273</text:p>
          </table:table-cell>
          <table:table-cell office:value-type="float" office:value="41.696875300692" calcext:value-type="float">
            <text:p>41.6968753007</text:p>
          </table:table-cell>
          <table:table-cell office:value-type="float" office:value="273.000530879999" calcext:value-type="float">
            <text:p>273.00053088</text:p>
          </table:table-cell>
          <table:table-cell office:value-type="float" office:value="8.863125" calcext:value-type="float">
            <text:p>8.863125</text:p>
          </table:table-cell>
          <table:table-cell office:value-type="float" office:value="1.772625" calcext:value-type="float">
            <text:p>1.772625</text:p>
          </table:table-cell>
          <table:table-cell office:value-type="float" office:value="25" calcext:value-type="float">
            <text:p>25</text:p>
          </table:table-cell>
          <table:table-cell office:value-type="float" office:value="9.801746" calcext:value-type="float">
            <text:p>9.801746</text:p>
          </table:table-cell>
          <table:table-cell office:value-type="float" office:value="1.960349" calcext:value-type="float">
            <text:p>1.960349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76" calcext:value-type="float">
            <text:p>276</text:p>
          </table:table-cell>
          <table:table-cell office:value-type="float" office:value="42.15400095446" calcext:value-type="float">
            <text:p>42.1540009545</text:p>
          </table:table-cell>
          <table:table-cell office:value-type="float" office:value="276.000530879999" calcext:value-type="float">
            <text:p>276.00053088</text:p>
          </table:table-cell>
          <table:table-cell office:value-type="float" office:value="8.8936" calcext:value-type="float">
            <text:p>8.8936</text:p>
          </table:table-cell>
          <table:table-cell office:value-type="float" office:value="1.77872" calcext:value-type="float">
            <text:p>1.77872</text:p>
          </table:table-cell>
          <table:table-cell office:value-type="float" office:value="25" calcext:value-type="float">
            <text:p>25</text:p>
          </table:table-cell>
          <table:table-cell office:value-type="float" office:value="10.202342" calcext:value-type="float">
            <text:p>10.202342</text:p>
          </table:table-cell>
          <table:table-cell office:value-type="float" office:value="2.040468" calcext:value-type="float">
            <text:p>2.040468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79" calcext:value-type="float">
            <text:p>279</text:p>
          </table:table-cell>
          <table:table-cell office:value-type="float" office:value="40.509842325045" calcext:value-type="float">
            <text:p>40.509842325</text:p>
          </table:table-cell>
          <table:table-cell office:value-type="float" office:value="279.000655919996" calcext:value-type="float">
            <text:p>279.00065592</text:p>
          </table:table-cell>
          <table:table-cell office:value-type="float" office:value="8.783989" calcext:value-type="float">
            <text:p>8.783989</text:p>
          </table:table-cell>
          <table:table-cell office:value-type="float" office:value="1.756798" calcext:value-type="float">
            <text:p>1.756798</text:p>
          </table:table-cell>
          <table:table-cell office:value-type="float" office:value="25" calcext:value-type="float">
            <text:p>25</text:p>
          </table:table-cell>
          <table:table-cell office:value-type="float" office:value="10.449007" calcext:value-type="float">
            <text:p>10.449007</text:p>
          </table:table-cell>
          <table:table-cell office:value-type="float" office:value="2.089801" calcext:value-type="float">
            <text:p>2.089801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82" calcext:value-type="float">
            <text:p>282</text:p>
          </table:table-cell>
          <table:table-cell office:value-type="float" office:value="38.440364300151" calcext:value-type="float">
            <text:p>38.4403643002</text:p>
          </table:table-cell>
          <table:table-cell office:value-type="float" office:value="282.000847439992" calcext:value-type="float">
            <text:p>282.00084744</text:p>
          </table:table-cell>
          <table:table-cell office:value-type="float" office:value="8.646024" calcext:value-type="float">
            <text:p>8.646024</text:p>
          </table:table-cell>
          <table:table-cell office:value-type="float" office:value="1.729205" calcext:value-type="float">
            <text:p>1.729205</text:p>
          </table:table-cell>
          <table:table-cell office:value-type="float" office:value="25" calcext:value-type="float">
            <text:p>25</text:p>
          </table:table-cell>
          <table:table-cell office:value-type="float" office:value="10.951921" calcext:value-type="float">
            <text:p>10.951921</text:p>
          </table:table-cell>
          <table:table-cell office:value-type="float" office:value="2.190384" calcext:value-type="float">
            <text:p>2.190384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85" calcext:value-type="float">
            <text:p>285</text:p>
          </table:table-cell>
          <table:table-cell office:value-type="float" office:value="39.898596326543" calcext:value-type="float">
            <text:p>39.8985963265</text:p>
          </table:table-cell>
          <table:table-cell office:value-type="float" office:value="285.000530879999" calcext:value-type="float">
            <text:p>285.00053088</text:p>
          </table:table-cell>
          <table:table-cell office:value-type="float" office:value="8.74324" calcext:value-type="float">
            <text:p>8.74324</text:p>
          </table:table-cell>
          <table:table-cell office:value-type="float" office:value="1.748648" calcext:value-type="float">
            <text:p>1.748648</text:p>
          </table:table-cell>
          <table:table-cell office:value-type="float" office:value="25" calcext:value-type="float">
            <text:p>25</text:p>
          </table:table-cell>
          <table:table-cell office:value-type="float" office:value="10.106681" calcext:value-type="float">
            <text:p>10.106681</text:p>
          </table:table-cell>
          <table:table-cell office:value-type="float" office:value="2.021336" calcext:value-type="float">
            <text:p>2.021336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88" calcext:value-type="float">
            <text:p>288</text:p>
          </table:table-cell>
          <table:table-cell office:value-type="float" office:value="40.081215514529" calcext:value-type="float">
            <text:p>40.0812155145</text:p>
          </table:table-cell>
          <table:table-cell office:value-type="float" office:value="288.000530879999" calcext:value-type="float">
            <text:p>288.00053088</text:p>
          </table:table-cell>
          <table:table-cell office:value-type="float" office:value="8.755414" calcext:value-type="float">
            <text:p>8.755414</text:p>
          </table:table-cell>
          <table:table-cell office:value-type="float" office:value="1.751083" calcext:value-type="float">
            <text:p>1.751083</text:p>
          </table:table-cell>
          <table:table-cell office:value-type="float" office:value="25" calcext:value-type="float">
            <text:p>25</text:p>
          </table:table-cell>
          <table:table-cell office:value-type="float" office:value="9.065323" calcext:value-type="float">
            <text:p>9.065323</text:p>
          </table:table-cell>
          <table:table-cell office:value-type="float" office:value="1.813065" calcext:value-type="float">
            <text:p>1.813065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91" calcext:value-type="float">
            <text:p>291</text:p>
          </table:table-cell>
          <table:table-cell office:value-type="float" office:value="43.592301763633" calcext:value-type="float">
            <text:p>43.5923017636</text:p>
          </table:table-cell>
          <table:table-cell office:value-type="float" office:value="291.000530879999" calcext:value-type="float">
            <text:p>291.00053088</text:p>
          </table:table-cell>
          <table:table-cell office:value-type="float" office:value="8.989487" calcext:value-type="float">
            <text:p>8.989487</text:p>
          </table:table-cell>
          <table:table-cell office:value-type="float" office:value="1.797897" calcext:value-type="float">
            <text:p>1.797897</text:p>
          </table:table-cell>
          <table:table-cell office:value-type="float" office:value="25" calcext:value-type="float">
            <text:p>25</text:p>
          </table:table-cell>
          <table:table-cell office:value-type="float" office:value="8.715387" calcext:value-type="float">
            <text:p>8.715387</text:p>
          </table:table-cell>
          <table:table-cell office:value-type="float" office:value="1.743077" calcext:value-type="float">
            <text:p>1.743077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94" calcext:value-type="float">
            <text:p>294</text:p>
          </table:table-cell>
          <table:table-cell office:value-type="float" office:value="36.243248584042" calcext:value-type="float">
            <text:p>36.243248584</text:p>
          </table:table-cell>
          <table:table-cell office:value-type="float" office:value="294.000530879999" calcext:value-type="float">
            <text:p>294.00053088</text:p>
          </table:table-cell>
          <table:table-cell office:value-type="float" office:value="8.49955" calcext:value-type="float">
            <text:p>8.49955</text:p>
          </table:table-cell>
          <table:table-cell office:value-type="float" office:value="1.69991" calcext:value-type="float">
            <text:p>1.69991</text:p>
          </table:table-cell>
          <table:table-cell office:value-type="float" office:value="25" calcext:value-type="float">
            <text:p>25</text:p>
          </table:table-cell>
          <table:table-cell office:value-type="float" office:value="8.393171" calcext:value-type="float">
            <text:p>8.393171</text:p>
          </table:table-cell>
          <table:table-cell office:value-type="float" office:value="1.678634" calcext:value-type="float">
            <text:p>1.678634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297" calcext:value-type="float">
            <text:p>297</text:p>
          </table:table-cell>
          <table:table-cell office:value-type="float" office:value="36.295648519581" calcext:value-type="float">
            <text:p>36.2956485196</text:p>
          </table:table-cell>
          <table:table-cell office:value-type="float" office:value="297.000530879999" calcext:value-type="float">
            <text:p>297.00053088</text:p>
          </table:table-cell>
          <table:table-cell office:value-type="float" office:value="8.503043" calcext:value-type="float">
            <text:p>8.503043</text:p>
          </table:table-cell>
          <table:table-cell office:value-type="float" office:value="1.700609" calcext:value-type="float">
            <text:p>1.700609</text:p>
          </table:table-cell>
          <table:table-cell office:value-type="float" office:value="25" calcext:value-type="float">
            <text:p>25</text:p>
          </table:table-cell>
          <table:table-cell office:value-type="float" office:value="7.356318" calcext:value-type="float">
            <text:p>7.356318</text:p>
          </table:table-cell>
          <table:table-cell office:value-type="float" office:value="1.471264" calcext:value-type="float">
            <text:p>1.471264</text:p>
          </table:table-cell>
        </table:table-row>
        <table:table-row table:style-name="ro1">
          <table:table-cell office:value-type="string" calcext:value-type="string">
            <text:p>RTU1</text:p>
          </table:table-cell>
          <table:table-cell office:value-type="float" office:value="300" calcext:value-type="float">
            <text:p>300</text:p>
          </table:table-cell>
          <table:table-cell office:value-type="float" office:value="40.142057023368" calcext:value-type="float">
            <text:p>40.1420570234</text:p>
          </table:table-cell>
          <table:table-cell office:value-type="float" office:value="300.000530879999" calcext:value-type="float">
            <text:p>300.00053088</text:p>
          </table:table-cell>
          <table:table-cell office:value-type="float" office:value="8.75947" calcext:value-type="float">
            <text:p>8.75947</text:p>
          </table:table-cell>
          <table:table-cell office:value-type="float" office:value="1.751894" calcext:value-type="float">
            <text:p>1.751894</text:p>
          </table:table-cell>
          <table:table-cell office:value-type="float" office:value="25" calcext:value-type="float">
            <text:p>25</text:p>
          </table:table-cell>
          <table:table-cell office:value-type="float" office:value="8.553347" calcext:value-type="float">
            <text:p>8.553347</text:p>
          </table:table-cell>
          <table:table-cell office:value-type="float" office:value="1.710669" calcext:value-type="float">
            <text:p>1.710669</text:p>
          </table:table-cell>
        </table:table-row>
        <table:table-row table:style-name="ro1" table:number-rows-repeated="104847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13T12:05:31.559545985</dc:date>
    <meta:editing-duration>PT4M15S</meta:editing-duration>
    <meta:editing-cycles>2</meta:editing-cycles>
    <meta:document-statistic meta:table-count="1" meta:cell-count="908" meta:object-count="0"/>
  </office:meta>
</office:document-meta>
</file>